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67f"/>
    </style:style>
    <style:style style:name="P2" style:family="paragraph" style:parent-style-name="Standard">
      <style:text-properties officeooo:rsid="001fd74f"/>
    </style:style>
    <style:style style:name="P3" style:family="paragraph" style:parent-style-name="Standard">
      <style:text-properties officeooo:rsid="001fd74f" officeooo:paragraph-rsid="001fd74f"/>
    </style:style>
    <style:style style:name="P4" style:family="paragraph" style:parent-style-name="Standard">
      <style:text-properties officeooo:rsid="0020aef3"/>
    </style:style>
    <style:style style:name="P5" style:family="paragraph" style:parent-style-name="Standard">
      <style:text-properties officeooo:rsid="0020aef3" officeooo:paragraph-rsid="002204b4"/>
    </style:style>
    <style:style style:name="P6" style:family="paragraph" style:parent-style-name="Standard">
      <style:text-properties officeooo:rsid="002204b4" officeooo:paragraph-rsid="002204b4"/>
    </style:style>
    <style:style style:name="P7" style:family="paragraph" style:parent-style-name="Standard">
      <style:text-properties officeooo:rsid="00224c72" officeooo:paragraph-rsid="00224c72"/>
    </style:style>
    <style:style style:name="P8" style:family="paragraph" style:parent-style-name="Standard">
      <style:text-properties fo:color="#7f0055" style:font-name="Monospace" fo:font-size="10pt" fo:font-weight="bold" officeooo:rsid="00224c72" officeooo:paragraph-rsid="00224c72" style:font-size-asian="10pt" style:font-weight-asian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3" style:family="paragraph" style:parent-style-name="Standard">
      <style:text-properties officeooo:rsid="0020aef3"/>
    </style:style>
    <style:style style:name="P14" style:family="paragraph" style:parent-style-name="Standard">
      <style:text-properties officeooo:rsid="002669c5" officeooo:paragraph-rsid="002669c5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2a00ff" style:font-name="Monospace" fo:font-size="10pt" style:font-size-asian="10pt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font-weight="bold" style:font-size-asian="10pt" style:font-weight-asian="bold"/>
    </style:style>
    <style:style style:name="T10" style:family="text">
      <style:text-properties fo:color="#000000" style:font-name="Monospace" fo:font-size="10pt" fo:font-weight="bold" style:font-size-asian="10pt" style:font-weight-asian="bold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3f7f5f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officeooo:rsid="00245514"/>
    </style:style>
    <style:style style:name="T17" style:family="text">
      <style:text-properties officeooo:rsid="0025fe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##################</text:p>
      <text:p text:style-name="P8"/>
      <text:p text:style-name="P7"><text:span text:style-name="T1">#include</text:span><text:span text:style-name="T7"> 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2">//</text:span><text:span text:style-name="T14">somar</text:span><text:span text:style-name="T12"> </text:span><text:span text:style-name="T14">dois</text:span><text:span text:style-name="T12"> </text:span><text:span text:style-name="T14">números</text:span><text:span text:style-name="T12"> e </text:span><text:span text:style-name="T14">multiplicar</text:span><text:span text:style-name="T12"> o </text:span><text:span text:style-name="T14">resultado</text:span><text:span text:style-name="T12"> </text:span><text:span text:style-name="T14">pelo</text:span><text:span text:style-name="T12"> </text:span><text:span text:style-name="T14">primeiro</text:span></text:p>
      <text:p text:style-name="P10"/>
      <text:p text:style-name="P9"><text:span text:style-name="T1">int</text:span><text:span text:style-name="T7"> num1, num2, soma, mult;</text:span></text:p>
      <text:p text:style-name="P10"/>
      <text:p text:style-name="P9"><text:span text:style-name="T7">printf(</text:span><text:span text:style-name="T3">"</text:span><text:span text:style-name="T5">Informe</text:span><text:span text:style-name="T3"> o </text:span><text:span text:style-name="T5">primeiro</text:span><text:span text:style-name="T3"> </text:span><text:span text:style-name="T5">número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&amp;num1);</text:span></text:p>
      <text:p text:style-name="P10"/>
      <text:p text:style-name="P9"><text:span text:style-name="T7">printf(</text:span><text:span text:style-name="T3">"</text:span><text:span text:style-name="T5">Informe</text:span><text:span text:style-name="T3"> o </text:span><text:span text:style-name="T5">segundo</text:span><text:span text:style-name="T3"> </text:span><text:span text:style-name="T5">número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&amp;num2);</text:span></text:p>
      <text:p text:style-name="P10"/>
      <text:p text:style-name="P11">soma = num1 + num2;</text:p>
      <text:p text:style-name="P11">mult = soma * num1;</text:p>
      <text:p text:style-name="P10"/>
      <text:p text:style-name="P9"><text:span text:style-name="T7">printf(</text:span><text:span text:style-name="T3">"O </text:span><text:span text:style-name="T5">resultado</text:span><text:span text:style-name="T3"> é %d"</text:span><text:span text:style-name="T7">, mult);</text:span></text:p>
      <text:p text:style-name="P10"/>
      <text:p text:style-name="P10"/>
      <text:p text:style-name="P10"/>
      <text:p text:style-name="P11">}</text:p>
      <text:p text:style-name="P8"/>
      <text:p text:style-name="P8"/>
      <text:p text:style-name="P8">#####################</text:p>
      <text:p text:style-name="P8">Seção 03 exe06</text:p>
      <text:p text:style-name="P8"/>
      <text:p text:style-name="P7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2">//</text:span><text:span text:style-name="T14">quanto</text:span><text:span text:style-name="T12"> </text:span><text:span text:style-name="T14">eu</text:span><text:span text:style-name="T12"> </text:span><text:span text:style-name="T14">ganho</text:span><text:span text:style-name="T12"> </text:span><text:span text:style-name="T14">por</text:span><text:span text:style-name="T12"> </text:span><text:span text:style-name="T14">hora</text:span><text:span text:style-name="T12"> e o </text:span><text:span text:style-name="T14">numero</text:span><text:span text:style-name="T12"> </text:span><text:span text:style-name="T14">de</text:span><text:span text:style-name="T12"> </text:span><text:span text:style-name="T14">horas</text:span><text:span text:style-name="T12"> </text:span><text:span text:style-name="T14">de</text:span><text:span text:style-name="T12"> </text:span><text:span text:style-name="T14">trabalho</text:span><text:span text:style-name="T12"> </text:span><text:span text:style-name="T14">por</text:span><text:span text:style-name="T12"> </text:span><text:span text:style-name="T14">mes</text:span></text:p>
      <text:p text:style-name="P10"/>
      <text:p text:style-name="P9"><text:span text:style-name="T7"><text:tab/></text:span><text:span text:style-name="T1">float</text:span><text:span text:style-name="T7"> <text:s/>valorh, salario;</text:span></text:p>
      <text:p text:style-name="P9"><text:span text:style-name="T7"><text:s text:c="4"/></text:span><text:span text:style-name="T1">int</text:span><text:span text:style-name="T7"> horast;</text:span></text:p>
      <text:p text:style-name="P9"><text:span text:style-name="T7"><text:tab/>printf(</text:span><text:span text:style-name="T3">"</text:span><text:span text:style-name="T5">Qual</text:span><text:span text:style-name="T3"> valor </text:span><text:span text:style-name="T5">você</text:span><text:span text:style-name="T3"> </text:span><text:span text:style-name="T5">ganha</text:span><text:span text:style-name="T3"> </text:span><text:span text:style-name="T5">por</text:span><text:span text:style-name="T3"> </text:span><text:span text:style-name="T5">hora</text:span><text:span text:style-name="T3">? "</text:span><text:span text:style-name="T7">);</text:span></text:p>
      <text:p text:style-name="P9"><text:span text:style-name="T7"><text:tab/>scanf(</text:span><text:span text:style-name="T3">"%f"</text:span><text:span text:style-name="T7">,&amp;valorh);</text:span></text:p>
      <text:p text:style-name="P9"><text:span text:style-name="T7"><text:tab/>printf(</text:span><text:span text:style-name="T3">"</text:span><text:span text:style-name="T5">Quantas</text:span><text:span text:style-name="T3"> </text:span><text:span text:style-name="T5">horas</text:span><text:span text:style-name="T3"> </text:span><text:span text:style-name="T5">você</text:span><text:span text:style-name="T3"> </text:span><text:span text:style-name="T5">trabalhou</text:span><text:span text:style-name="T3"> </text:span><text:span text:style-name="T5">neste</text:span><text:span text:style-name="T3"> </text:span><text:span text:style-name="T5">mês</text:span><text:span text:style-name="T3">? "</text:span><text:span text:style-name="T7">);</text:span></text:p>
      <text:p text:style-name="P9"><text:span text:style-name="T7"><text:tab/>scanf(</text:span><text:span text:style-name="T3">"%d"</text:span><text:span text:style-name="T7">,&amp;horast);</text:span></text:p>
      <text:p text:style-name="P10"/>
      <text:p text:style-name="P11"><text:tab/>salario = (horast * valorh);</text:p>
      <text:p text:style-name="P10"/>
      <text:p text:style-name="P9"><text:span text:style-name="T7"><text:tab/>printf(</text:span><text:span text:style-name="T3">"</text:span><text:span text:style-name="T5">Neste</text:span><text:span text:style-name="T3"> </text:span><text:span text:style-name="T5">mês</text:span><text:span text:style-name="T3"> </text:span><text:span text:style-name="T5">você</text:span><text:span text:style-name="T3"> </text:span><text:span text:style-name="T5">vai</text:span><text:span text:style-name="T3"> </text:span><text:span text:style-name="T5">receber</text:span><text:span text:style-name="T3"> R$ %.2f: "</text:span><text:span text:style-name="T7">, salario);</text:span></text:p>
      <text:p text:style-name="P11">}</text:p>
      <text:p text:style-name="P8"/>
      <text:p text:style-name="P8">##################</text:p>
      <text:p text:style-name="P8"/>
      <text:p text:style-name="P8">Seção 03 exe 05</text:p>
      <text:p text:style-name="P8"/>
      <text:p text:style-name="P7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">int</text:span><text:span text:style-name="T7"> metros, cent;</text:span></text:p>
      <text:p text:style-name="P10"/>
      <text:p text:style-name="P9"><text:span text:style-name="T7"><text:tab/>printf(</text:span><text:span text:style-name="T3">"</text:span><text:span text:style-name="T5">Informe</text:span><text:span text:style-name="T3"> o valor </text:span><text:span text:style-name="T5">em</text:span><text:span text:style-name="T3"> </text:span><text:span text:style-name="T5">metros</text:span><text:span text:style-name="T3">: "</text:span><text:span text:style-name="T7">);</text:span></text:p>
      <text:p text:style-name="P9"><text:span text:style-name="T7"><text:tab/>scanf(</text:span><text:span text:style-name="T3">"%d"</text:span><text:span text:style-name="T7">,&amp;metros);</text:span></text:p>
      <text:p text:style-name="P10"/>
      <text:p text:style-name="P11"><text:tab/>cent = (metros * 100);</text:p>
      <text:p text:style-name="P10"/>
      <text:p text:style-name="P9"><text:span text:style-name="T7"><text:tab/>printf(</text:span><text:span text:style-name="T3">"%d </text:span><text:span text:style-name="T5">metros</text:span><text:span text:style-name="T3"> </text:span><text:span text:style-name="T5">em</text:span><text:span text:style-name="T3"> </text:span><text:span text:style-name="T5">centimetros</text:span><text:span text:style-name="T3"> é %d </text:span><text:span text:style-name="T5">centimetros</text:span><text:span text:style-name="T3">: "</text:span><text:span text:style-name="T7">, metros, cent);</text:span></text:p>
      <text:p text:style-name="P11">}</text:p>
      <text:p text:style-name="P8"><text:soft-page-break/></text:p>
      <text:p text:style-name="P8"/>
      <text:p text:style-name="P8">######################</text:p>
      <text:p text:style-name="P8">Seção03 exe4</text:p>
      <text:p text:style-name="P8"/>
      <text:p text:style-name="P7"><text:span text:style-name="T1">#include</text:span><text:span text:style-name="T7"> </text:span><text:span text:style-name="T3">&lt;stdio.h&gt;</text:span></text:p>
      <text:p text:style-name="P10"/>
      <text:p text:style-name="P9"><text:span text:style-name="T1">int</text:span><text:span text:style-name="T7"> </text:span><text:span text:style-name="T9">main</text:span><text:span text:style-name="T7">() {</text:span></text:p>
      <text:p text:style-name="P9"><text:span text:style-name="T7"><text:tab/></text:span><text:span text:style-name="T12">// </text:span><text:span text:style-name="T14">pedir</text:span><text:span text:style-name="T12"> </text:span><text:span text:style-name="T14">dois</text:span><text:span text:style-name="T12"> </text:span><text:span text:style-name="T14">numeros</text:span><text:span text:style-name="T12"> e </text:span><text:span text:style-name="T14">somar</text:span></text:p>
      <text:p text:style-name="P10"/>
      <text:p text:style-name="P9"><text:span text:style-name="T7"><text:tab/></text:span><text:span text:style-name="T1">int</text:span><text:span text:style-name="T7"> num1, num2, soma;</text:span></text:p>
      <text:p text:style-name="P9"><text:span text:style-name="T7"><text:tab/></text:span><text:span text:style-name="T12">//</text:span><text:span text:style-name="T14">declaração</text:span><text:span text:style-name="T12"> </text:span><text:span text:style-name="T14">das</text:span><text:span text:style-name="T12"> </text:span><text:span text:style-name="T14">variaves</text:span></text:p>
      <text:p text:style-name="P9"><text:span text:style-name="T7"><text:tab/>printf(</text:span><text:span text:style-name="T3">"</text:span><text:span text:style-name="T5">Informe</text:span><text:span text:style-name="T3"> o </text:span><text:span text:style-name="T5">primeiro</text:span><text:span text:style-name="T3"> </text:span><text:span text:style-name="T5">numero</text:span><text:span text:style-name="T3">: "</text:span><text:span text:style-name="T7">);</text:span></text:p>
      <text:p text:style-name="P9"><text:span text:style-name="T7"><text:tab/>scanf(</text:span><text:span text:style-name="T3">"%d"</text:span><text:span text:style-name="T7">,&amp;num1);</text:span></text:p>
      <text:p text:style-name="P9"><text:span text:style-name="T7"><text:tab/>printf(</text:span><text:span text:style-name="T3">"</text:span><text:span text:style-name="T5">Informe</text:span><text:span text:style-name="T3"> o </text:span><text:span text:style-name="T5">segundo</text:span><text:span text:style-name="T3"> </text:span><text:span text:style-name="T5">numero</text:span><text:span text:style-name="T3">: "</text:span><text:span text:style-name="T7">);</text:span></text:p>
      <text:p text:style-name="P9"><text:span text:style-name="T7"><text:tab/>scanf(</text:span><text:span text:style-name="T3">"%d"</text:span><text:span text:style-name="T7">,&amp;num2);</text:span></text:p>
      <text:p text:style-name="P10"/>
      <text:p text:style-name="P9"><text:span text:style-name="T7"><text:tab/></text:span><text:span text:style-name="T12">//</text:span><text:span text:style-name="T14">Processamento</text:span></text:p>
      <text:p text:style-name="P10"/>
      <text:p text:style-name="P11"><text:tab/>soma = num1 + num2;</text:p>
      <text:p text:style-name="P10"/>
      <text:p text:style-name="P9"><text:span text:style-name="T7"><text:tab/></text:span><text:span text:style-name="T12">//</text:span><text:span text:style-name="T14">saida</text:span></text:p>
      <text:p text:style-name="P9"><text:span text:style-name="T7"><text:tab/>printf(</text:span><text:span text:style-name="T3">"O </text:span><text:span text:style-name="T5">resultado</text:span><text:span text:style-name="T3"> </text:span><text:span text:style-name="T5">da</text:span><text:span text:style-name="T3"> </text:span><text:span text:style-name="T5">soma</text:span><text:span text:style-name="T3"> é %d"</text:span><text:span text:style-name="T7">, soma);</text:span></text:p>
      <text:p text:style-name="P10"/>
      <text:p text:style-name="P10"/>
      <text:p text:style-name="P11">}</text:p>
      <text:p text:style-name="P8"/>
      <text:p text:style-name="P8"/>
      <text:p text:style-name="P8"/>
      <text:p text:style-name="P8">Seção02 ex. 02</text:p>
      <text:p text:style-name="P8"/>
      <text:p text:style-name="P7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Calcular</text:span><text:span text:style-name="T12"> o </text:span><text:span text:style-name="T14">estoque</text:span><text:span text:style-name="T12"> </text:span><text:span text:style-name="T14">medio</text:span><text:span text:style-name="T12"> </text:span><text:span text:style-name="T14">de</text:span><text:span text:style-name="T12"> </text:span><text:span text:style-name="T14">uma</text:span><text:span text:style-name="T12"> </text:span><text:span text:style-name="T14">peça</text:span></text:p>
      <text:p text:style-name="P9"><text:span text:style-name="T12">// </text:span><text:span text:style-name="T14">estoque</text:span><text:span text:style-name="T12"> </text:span><text:span text:style-name="T14">medio</text:span><text:span text:style-name="T12"> = (</text:span><text:span text:style-name="T14">qutnd</text:span><text:span text:style-name="T12"> </text:span><text:span text:style-name="T14">min</text:span><text:span text:style-name="T12"> + </text:span><text:span text:style-name="T14">qutd</text:span><text:span text:style-name="T12"> max) / 2</text:span></text:p>
      <text:p text:style-name="P10"/>
      <text:p text:style-name="P10"/>
      <text:p text:style-name="P12">//DECLARANDO VARIAVEIS</text:p>
      <text:p text:style-name="P9"><text:span text:style-name="T1">int</text:span><text:span text:style-name="T7"> qmin, qmax;</text:span></text:p>
      <text:p text:style-name="P9"><text:span text:style-name="T1">float</text:span><text:span text:style-name="T7"> estoque;</text:span></text:p>
      <text:p text:style-name="P10"/>
      <text:p text:style-name="P12">//ENTRADAS</text:p>
      <text:p text:style-name="P9"><text:span text:style-name="T7">printf(</text:span><text:span text:style-name="T3">"</text:span><text:span text:style-name="T5">Informe</text:span><text:span text:style-name="T3"> a </text:span><text:span text:style-name="T5">quantidade</text:span><text:span text:style-name="T3"> </text:span><text:span text:style-name="T5">minima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&amp;qmin);</text:span></text:p>
      <text:p text:style-name="P10"/>
      <text:p text:style-name="P9"><text:span text:style-name="T7">printf(</text:span><text:span text:style-name="T3">"</text:span><text:span text:style-name="T5">Informe</text:span><text:span text:style-name="T3"> a </text:span><text:span text:style-name="T5">quantidade</text:span><text:span text:style-name="T3"> </text:span><text:span text:style-name="T5">maxima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&amp;qmax);</text:span></text:p>
      <text:p text:style-name="P10"/>
      <text:p text:style-name="P12">//PROCESSAMENTO</text:p>
      <text:p text:style-name="P11">estoque = (qmin = qmax) / 2;</text:p>
      <text:p text:style-name="P10"/>
      <text:p text:style-name="P12">//SAIDAS</text:p>
      <text:p text:style-name="P9"><text:span text:style-name="T7">printf(</text:span><text:span text:style-name="T3">"</text:span><text:span text:style-name="T5">Estoque</text:span><text:span text:style-name="T3"> </text:span><text:span text:style-name="T5">médio</text:span><text:span text:style-name="T3"> é </text:span><text:span text:style-name="T5">igual</text:span><text:span text:style-name="T3"> a %.2f"</text:span><text:span text:style-name="T7">, estoque);</text:span></text:p>
      <text:p text:style-name="P9"><text:span text:style-name="T12">// %.2f </text:span><text:span text:style-name="T14">para</text:span><text:span text:style-name="T12"> </text:span><text:span text:style-name="T14">deixar</text:span><text:span text:style-name="T12"> </text:span><text:span text:style-name="T14">duas</text:span><text:span text:style-name="T12"> </text:span><text:span text:style-name="T14">casas</text:span><text:span text:style-name="T12"> </text:span><text:span text:style-name="T14">decimais</text:span></text:p>
      <text:p text:style-name="P10"/>
      <text:p text:style-name="P11">}</text:p>
      <text:p text:style-name="P7">##################</text:p>
      <text:p text:style-name="P7"/>
      <text:p text:style-name="P7">Maior que</text:p>
      <text:p text:style-name="P7"><text:span text:style-name="T1">#include</text:span><text:span text:style-name="T3">&lt;stdio.h&gt;</text:span></text:p>
      <text:p text:style-name="P10"><text:soft-page-break/></text:p>
      <text:p text:style-name="P9"><text:span text:style-name="T1">int</text:span><text:span text:style-name="T7"> </text:span><text:span text:style-name="T9">main</text:span><text:span text:style-name="T7">(){</text:span></text:p>
      <text:p text:style-name="P9"><text:span text:style-name="T7"><text:tab/></text:span><text:span text:style-name="T1">int</text:span><text:span text:style-name="T7"> n;</text:span></text:p>
      <text:p text:style-name="P10"/>
      <text:p text:style-name="P9"><text:span text:style-name="T7"><text:tab/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umero</text:span><text:span text:style-name="T3">: "</text:span><text:span text:style-name="T7">);</text:span></text:p>
      <text:p text:style-name="P9"><text:span text:style-name="T7"><text:tab/>scanf(</text:span><text:span text:style-name="T3">"%d"</text:span><text:span text:style-name="T7">,&amp;n);</text:span></text:p>
      <text:p text:style-name="P10"/>
      <text:p text:style-name="P9"><text:span text:style-name="T7"><text:tab/></text:span><text:span text:style-name="T1">if</text:span><text:span text:style-name="T7">(n&gt;100){</text:span></text:p>
      <text:p text:style-name="P9"><text:span text:style-name="T7"><text:tab/><text:tab/>printf(</text:span><text:span text:style-name="T3">"%d"</text:span><text:span text:style-name="T7">,n);</text:span></text:p>
      <text:p text:style-name="P9"><text:span text:style-name="T7"><text:tab/><text:tab/>}</text:span><text:span text:style-name="T1">else</text:span><text:span text:style-name="T7">{</text:span></text:p>
      <text:p text:style-name="P11"><text:tab/><text:tab/><text:tab/>n = 0;</text:p>
      <text:p text:style-name="P9"><text:span text:style-name="T7"><text:tab/><text:tab/><text:tab/>printf(</text:span><text:span text:style-name="T3">"%d"</text:span><text:span text:style-name="T7">,n);</text:span></text:p>
      <text:p text:style-name="P11"><text:tab/><text:tab/>}</text:p>
      <text:p text:style-name="P11">}</text:p>
      <text:p text:style-name="P7"/>
      <text:p text:style-name="P7"/>
      <text:p text:style-name="P7">#################################</text:p>
      <text:p text:style-name="P2">Seção 6 ex4</text:p>
      <text:p text:style-name="P3">Obs.: gets(stdin) faz correção do bug</text:p>
      <text:p text:style-name="P3">Biblioteca &lt;ctype&gt; permite utilizar o comando tolower, que permite deixar as letras em minusculo </text:p>
      <text:p text:style-name="P1">#include &lt;stdio.h&gt;</text:p>
      <text:p text:style-name="P1">#include&lt;ctype.h&gt;</text:p>
      <text:p text:style-name="P1">int main(){</text:p>
      <text:p text:style-name="P1"><text:tab/></text:p>
      <text:p text:style-name="P1">float altura, peso;</text:p>
      <text:p text:style-name="P1">char sexo;</text:p>
      <text:p text:style-name="P1"/>
      <text:p text:style-name="P1">printf("Informe sua altura: ");</text:p>
      <text:p text:style-name="P1">scanf("%f",&amp;altura);</text:p>
      <text:p text:style-name="P1">gets(stdin);</text:p>
      <text:p text:style-name="P1">printf("Informe seu sexo m ou f: ");</text:p>
      <text:p text:style-name="P1">scanf("%c",&amp;sexo);</text:p>
      <text:p text:style-name="P1">if(tolower(sexo) == 'm'){</text:p>
      <text:p text:style-name="P1"><text:tab/>peso = (72.7 * altura) - 58;</text:p>
      <text:p text:style-name="P1"><text:tab/>printf("Seu peso ideal %.2f", peso);</text:p>
      <text:p text:style-name="P1">}</text:p>
      <text:p text:style-name="P1"/>
      <text:p text:style-name="P1">if(tolower(sexo) == 'f'){</text:p>
      <text:p text:style-name="P1"><text:tab/>peso = (62.1 * altura) - 44.7;</text:p>
      <text:p text:style-name="P1"><text:tab/>printf("Seu peso ideal %.2f", peso);<text:tab/><text:tab/></text:p>
      <text:p text:style-name="P1">}</text:p>
      <text:p text:style-name="P1"/>
      <text:p text:style-name="P1">if(tolower(sexo) != 'm' &amp;&amp; tolower(sexo) != 'f'){</text:p>
      <text:p text:style-name="P1"><text:tab/>printf("Opcao nao reconhecida ");</text:p>
      <text:p text:style-name="P1">}</text:p>
      <text:p text:style-name="P1">}</text:p>
      <text:p text:style-name="P1"/>
      <text:p text:style-name="P4">###############</text:p>
      <text:p text:style-name="P4"/>
      <text:p text:style-name="P4">seção 6exe5</text:p>
      <text:p text:style-name="P4">#include&lt;stdio.h&gt;</text:p>
      <text:p text:style-name="P4"/>
      <text:p text:style-name="P4">int main(){</text:p>
      <text:p text:style-name="P4">///calcule a multa do peso em excesso</text:p>
      <text:p text:style-name="P4"><text:soft-page-break/></text:p>
      <text:p text:style-name="P4">float p, m;</text:p>
      <text:p text:style-name="P4">char e[8] = "excesso";</text:p>
      <text:p text:style-name="P4">printf("Informe o peso dos peixes: ");</text:p>
      <text:p text:style-name="P4">scanf("%f",&amp;p);</text:p>
      <text:p text:style-name="P4">if(p&gt;50){</text:p>
      <text:p text:style-name="P4"><text:tab/>m = (p-50) * 4;</text:p>
      <text:p text:style-name="P4"><text:tab/>printf("A multa eh %.2f", m);</text:p>
      <text:p text:style-name="P4">}else{</text:p>
      <text:p text:style-name="P4"><text:tab/>m = 0;</text:p>
      <text:p text:style-name="P4"><text:tab/>e[0] = 0;</text:p>
      <text:p text:style-name="P4"><text:tab/>printf("Multas %.2f\n", m);</text:p>
      <text:p text:style-name="P4"><text:tab/>printf("excesso: %d",e[0]);</text:p>
      <text:p text:style-name="P4">}<text:tab/></text:p>
      <text:p text:style-name="P4">}</text:p>
      <text:p text:style-name="P6">Seção6 p6</text:p>
      <text:p text:style-name="P5">//calcular hora extra caso ultrapsse 50 horas</text:p>
      <text:p text:style-name="P5">//o salario sabendo quevele ganha 10 por hora</text:p>
      <text:p text:style-name="P4">#include&lt;stdio.h&gt;</text:p>
      <text:p text:style-name="P4">int main(){</text:p>
      <text:p text:style-name="P4"/>
      <text:p text:style-name="P4"/>
      <text:p text:style-name="P4">int c;</text:p>
      <text:p text:style-name="P4">float n, e = 0, salario, valorhora = 10;</text:p>
      <text:p text:style-name="P4">printf("Informe o codigo: ");</text:p>
      <text:p text:style-name="P4">scanf("%d",&amp;c);</text:p>
      <text:p text:style-name="P4">printf("Informe a quantidade de horas trabalhadas: ");</text:p>
      <text:p text:style-name="P4">scanf("%f",&amp;n);</text:p>
      <text:p text:style-name="P4">if(n&gt;50){</text:p>
      <text:p text:style-name="P4"><text:tab/>e = (n-50) * 20;</text:p>
      <text:p text:style-name="P4"><text:tab/>salario = (50 * valorhora) + e;</text:p>
      <text:p text:style-name="P4"><text:tab/>printf("Salario total %.2f\n ", salario);</text:p>
      <text:p text:style-name="P4"><text:tab/>printf("Salario excedente %.2f", e);</text:p>
      <text:p text:style-name="P4"><text:tab/></text:p>
      <text:p text:style-name="P4">}else{</text:p>
      <text:p text:style-name="P4"><text:tab/>salario = n * valorhora;</text:p>
      <text:p text:style-name="P4"><text:tab/>printf("Salario total %2.f\n", salario);</text:p>
      <text:p text:style-name="P4"><text:tab/>printf("Salario excedente %2.f", e);</text:p>
      <text:p text:style-name="P4"><text:tab/></text:p>
      <text:p text:style-name="P4">}</text:p>
      <text:p text:style-name="P4"><text:tab/></text:p>
      <text:p text:style-name="P4"><text:tab/></text:p>
      <text:p text:style-name="P4">}</text:p>
      <text:p text:style-name="P4"/>
      <text:p text:style-name="P4"/>
      <text:p text:style-name="P4">*********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9"><text:span text:style-name="T12">//</text:span><text:span text:style-name="T14">determinar</text:span><text:span text:style-name="T12"> o </text:span><text:span text:style-name="T14">maior</text:span><text:span text:style-name="T12"> </text:span><text:span text:style-name="T14">entre</text:span><text:span text:style-name="T12"> N </text:span><text:span text:style-name="T14">numeros</text:span><text:span text:style-name="T12">. A </text:span><text:span text:style-name="T14">condição</text:span><text:span text:style-name="T12"> </text:span><text:span text:style-name="T14">de</text:span><text:span text:style-name="T12"> </text:span><text:span text:style-name="T14">parada</text:span><text:span text:style-name="T12"> é a </text:span><text:span text:style-name="T14">entrada</text:span><text:span text:style-name="T12"> </text:span><text:span text:style-name="T14">de</text:span><text:span text:style-name="T12"> </text:span><text:span text:style-name="T14">um</text:span><text:span text:style-name="T12"> valor 0, </text:span><text:span text:style-name="T14">ou</text:span><text:span text:style-name="T12"> </text:span><text:span text:style-name="T14">seja</text:span></text:p>
      <text:p text:style-name="P9"><text:span text:style-name="T12">// o </text:span><text:span text:style-name="T14">algoritmo</text:span><text:span text:style-name="T12"> </text:span><text:span text:style-name="T14">deve</text:span><text:span text:style-name="T12"> </text:span><text:span text:style-name="T14">ficar</text:span><text:span text:style-name="T12"> </text:span><text:span text:style-name="T14">calculando</text:span><text:span text:style-name="T12"> o </text:span><text:span text:style-name="T14">maior</text:span><text:span text:style-name="T12"> </text:span><text:span text:style-name="T14">até</text:span><text:span text:style-name="T12"> </text:span><text:span text:style-name="T14">que</text:span><text:span text:style-name="T12"> a </text:span><text:span text:style-name="T14">entrada</text:span><text:span text:style-name="T12"> </text:span><text:span text:style-name="T14">seja</text:span><text:span text:style-name="T12"> </text:span><text:span text:style-name="T14">igual</text:span><text:span text:style-name="T12"> a zero</text:span></text:p>
      <text:p text:style-name="P10"/>
      <text:p text:style-name="P9"><text:span text:style-name="T7"><text:tab/></text:span><text:span text:style-name="T1">int</text:span><text:span text:style-name="T7"> n, maior = 0;</text:span></text:p>
      <text:p text:style-name="P9"><text:span text:style-name="T7"><text:tab/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úmero</text:span><text:span text:style-name="T3">: "</text:span><text:span text:style-name="T7">);</text:span></text:p>
      <text:p text:style-name="P9"><text:soft-page-break/><text:span text:style-name="T7"><text:tab/>scanf(</text:span><text:span text:style-name="T3">"%d"</text:span><text:span text:style-name="T7">, &amp;n);</text:span></text:p>
      <text:p text:style-name="P10"/>
      <text:p text:style-name="P9"><text:span text:style-name="T7"><text:tab/></text:span><text:span text:style-name="T1">while</text:span><text:span text:style-name="T7">(n != 0){</text:span></text:p>
      <text:p text:style-name="P9"><text:span text:style-name="T7"><text:tab/><text:tab/></text:span><text:span text:style-name="T1">if</text:span><text:span text:style-name="T7">(n &gt; maior){</text:span></text:p>
      <text:p text:style-name="P9"><text:span text:style-name="T7"><text:tab/><text:tab/><text:tab/>maior = n;</text:span></text:p>
      <text:p text:style-name="P9"><text:span text:style-name="T7"><text:tab/><text:tab/>}</text:span></text:p>
      <text:p text:style-name="P9"><text:span text:style-name="T7"><text:tab/><text:tab/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úmero</text:span><text:span text:style-name="T3">: "</text:span><text:span text:style-name="T7">);</text:span></text:p>
      <text:p text:style-name="P9"><text:span text:style-name="T7"><text:tab/><text:tab/>scanf(</text:span><text:span text:style-name="T3">"%d"</text:span><text:span text:style-name="T7">, &amp;n);</text:span></text:p>
      <text:p text:style-name="P9"><text:span text:style-name="T7"><text:tab/>}</text:span></text:p>
      <text:p text:style-name="P9"><text:span text:style-name="T7"><text:tab/>printf(</text:span><text:span text:style-name="T3">"O </text:span><text:span text:style-name="T5">maior</text:span><text:span text:style-name="T3"> </text:span><text:span text:style-name="T5">número</text:span><text:span text:style-name="T3"> é %d: "</text:span><text:span text:style-name="T7">, maior);</text:span></text:p>
      <text:p text:style-name="P9"><text:span text:style-name="T7">}</text:span></text:p>
      <text:p text:style-name="P4"/>
      <text:p text:style-name="P4">**************************************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Contar</text:span><text:span text:style-name="T12"> </text:span><text:span text:style-name="T14">de</text:span><text:span text:style-name="T12"> 1 a 100 e a </text:span><text:span text:style-name="T14">cada</text:span><text:span text:style-name="T12"> </text:span><text:span text:style-name="T14">multiplo</text:span><text:span text:style-name="T12"> </text:span><text:span text:style-name="T14">de</text:span><text:span text:style-name="T12"> 10 </text:span><text:span text:style-name="T14">emitir</text:span><text:span text:style-name="T12"> </text:span><text:span text:style-name="T14">uma</text:span><text:span text:style-name="T12"> </text:span><text:span text:style-name="T14">mensagem</text:span><text:span text:style-name="T12"> "</text:span><text:span text:style-name="T14">multiplo</text:span><text:span text:style-name="T12"> </text:span><text:span text:style-name="T14">de</text:span><text:span text:style-name="T12"> 10"</text:span></text:p>
      <text:p text:style-name="P10"/>
      <text:p text:style-name="P9"><text:span text:style-name="T1">int</text:span><text:span text:style-name="T7"> i;</text:span></text:p>
      <text:p text:style-name="P9"><text:span text:style-name="T1">for</text:span><text:span text:style-name="T7">(i = 1; i &lt;= 100; i++){</text:span></text:p>
      <text:p text:style-name="P9"><text:span text:style-name="T7">printf(</text:span><text:span text:style-name="T3">"%d\n"</text:span><text:span text:style-name="T7">, i);</text:span></text:p>
      <text:p text:style-name="P9"><text:span text:style-name="T1">if</text:span><text:span text:style-name="T7">(i % 10 == 0){</text:span></text:p>
      <text:p text:style-name="P9"><text:span text:style-name="T7"><text:tab/>printf(</text:span><text:span text:style-name="T3">"</text:span><text:span text:style-name="T5">Multiplo</text:span><text:span text:style-name="T3"> </text:span><text:span text:style-name="T5">de</text:span><text:span text:style-name="T3"> 10\n"</text:span><text:span text:style-name="T7">);</text:span></text:p>
      <text:p text:style-name="P9"><text:span text:style-name="T7">}</text:span></text:p>
      <text:p text:style-name="P9"><text:span text:style-name="T7">}</text:span></text:p>
      <text:p text:style-name="P9"><text:span text:style-name="T7">}</text:span></text:p>
      <text:p text:style-name="P4"/>
      <text:p text:style-name="P4">***********************************</text:p>
      <text:p text:style-name="P4"/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Elabore</text:span><text:span text:style-name="T12"> </text:span><text:span text:style-name="T14">um</text:span><text:span text:style-name="T12"> </text:span><text:span text:style-name="T14">programa</text:span><text:span text:style-name="T12"> </text:span><text:span text:style-name="T14">que</text:span><text:span text:style-name="T12"> </text:span><text:span text:style-name="T14">gera</text:span><text:span text:style-name="T12"> e </text:span><text:span text:style-name="T14">escreve</text:span><text:span text:style-name="T12"> </text:span><text:span text:style-name="T14">os</text:span><text:span text:style-name="T12"> </text:span><text:span text:style-name="T14">numeros</text:span><text:span text:style-name="T12"> </text:span><text:span text:style-name="T14">impares</text:span><text:span text:style-name="T12"> </text:span><text:span text:style-name="T14">entre</text:span><text:span text:style-name="T12"> </text:span><text:span text:style-name="T14">os</text:span><text:span text:style-name="T12"> </text:span><text:span text:style-name="T14">numeros</text:span><text:span text:style-name="T12"> 100 e 200</text:span></text:p>
      <text:p text:style-name="P10"/>
      <text:p text:style-name="P9"><text:span text:style-name="T1">for</text:span><text:span text:style-name="T7">(</text:span><text:span text:style-name="T1">int</text:span><text:span text:style-name="T7"> i = 100; i &lt;= 200; i++){</text:span></text:p>
      <text:p text:style-name="P9"><text:span text:style-name="T7"><text:tab/></text:span><text:span text:style-name="T1">if</text:span><text:span text:style-name="T7">(i % 2 != 0){</text:span></text:p>
      <text:p text:style-name="P9"><text:span text:style-name="T7"><text:tab/>printf(</text:span><text:span text:style-name="T3">"%d\n"</text:span><text:span text:style-name="T7">, i);</text:span></text:p>
      <text:p text:style-name="P9"><text:span text:style-name="T7">}</text:span></text:p>
      <text:p text:style-name="P9"><text:span text:style-name="T7">}</text:span></text:p>
      <text:p text:style-name="P9"><text:span text:style-name="T7">}</text:span></text:p>
      <text:p text:style-name="P4"/>
      <text:p text:style-name="P4">*************************************</text:p>
      <text:p text:style-name="P4"/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leia</text:span><text:span text:style-name="T12"> 10 </text:span><text:span text:style-name="T14">valores</text:span><text:span text:style-name="T12"> </text:span><text:span text:style-name="T14">inteiros</text:span><text:span text:style-name="T12"> </text:span><text:span text:style-name="T14">positivos</text:span><text:span text:style-name="T12"> e </text:span><text:span text:style-name="T14">negativos</text:span><text:span text:style-name="T12"> </text:span><text:span text:style-name="T14">que</text:span><text:span text:style-name="T12">: </text:span><text:span text:style-name="T14">Encontre</text:span><text:span text:style-name="T12"> o </text:span><text:span text:style-name="T14">maior</text:span><text:span text:style-name="T12"> valor; </text:span><text:span text:style-name="T14">Encontre</text:span><text:span text:style-name="T12"> o </text:span><text:span text:style-name="T14">menor</text:span><text:span text:style-name="T12"> valor; </text:span><text:span text:style-name="T14">faça</text:span><text:span text:style-name="T12"> a media</text:span></text:p>
      <text:p text:style-name="P9"><text:span text:style-name="T12">//</text:span><text:span text:style-name="T14">dos</text:span><text:span text:style-name="T12"> </text:span><text:span text:style-name="T14">numeros</text:span><text:span text:style-name="T12"> </text:span><text:span text:style-name="T14">lidos</text:span></text:p>
      <text:p text:style-name="P10"/>
      <text:p text:style-name="P9"><text:span text:style-name="T1">int</text:span><text:span text:style-name="T7"> valor, maior = -999, menor = 999, soma = 0;</text:span></text:p>
      <text:p text:style-name="P9"><text:span text:style-name="T1">float</text:span><text:span text:style-name="T7"> media;</text:span></text:p>
      <text:p text:style-name="P9"><text:span text:style-name="T7"><text:tab/><text:tab/></text:span><text:span text:style-name="T1">for</text:span><text:span text:style-name="T7">(</text:span><text:span text:style-name="T1">int</text:span><text:span text:style-name="T7"> i = 0; i &lt; 10; i++){</text:span></text:p>
      <text:p text:style-name="P9"><text:span text:style-name="T7">printf(</text:span><text:span text:style-name="T3">"</text:span><text:span text:style-name="T5">Informe</text:span><text:span text:style-name="T3"> </text:span><text:span text:style-name="T5">um</text:span><text:span text:style-name="T3"> valor: "</text:span><text:span text:style-name="T7">);</text:span></text:p>
      <text:p text:style-name="P9"><text:span text:style-name="T7">scanf(</text:span><text:span text:style-name="T3">"%d"</text:span><text:span text:style-name="T7">, &amp;valor);</text:span></text:p>
      <text:p text:style-name="P9"><text:span text:style-name="T1">if</text:span><text:span text:style-name="T7"> (valor &gt; 0){</text:span></text:p>
      <text:p text:style-name="P9"><text:span text:style-name="T7"><text:tab/></text:span><text:span text:style-name="T1">if</text:span><text:span text:style-name="T7">(valor &gt; maior){</text:span></text:p>
      <text:p text:style-name="P9"><text:span text:style-name="T7"><text:tab/><text:tab/>maior = valor;</text:span></text:p>
      <text:p text:style-name="P9"><text:span text:style-name="T7"><text:tab/>}</text:span></text:p>
      <text:p text:style-name="P9"><text:span text:style-name="T7"><text:tab/></text:span><text:span text:style-name="T1">if</text:span><text:span text:style-name="T7"> (valor &lt; menor){</text:span></text:p>
      <text:p text:style-name="P9"><text:soft-page-break/><text:span text:style-name="T7"><text:tab/><text:tab/>menor = valor;</text:span></text:p>
      <text:p text:style-name="P9"><text:span text:style-name="T7"><text:tab/>}</text:span></text:p>
      <text:p text:style-name="P9"><text:span text:style-name="T7"><text:tab/>soma = soma + valor;</text:span></text:p>
      <text:p text:style-name="P9"><text:span text:style-name="T7">}</text:span><text:span text:style-name="T1">else</text:span><text:span text:style-name="T7">{</text:span></text:p>
      <text:p text:style-name="P9"><text:span text:style-name="T7"><text:tab/>i--;</text:span></text:p>
      <text:p text:style-name="P9"><text:span text:style-name="T7">}</text:span></text:p>
      <text:p text:style-name="P9"><text:span text:style-name="T7">}</text:span></text:p>
      <text:p text:style-name="P9"><text:span text:style-name="T7">media = soma / 10;</text:span></text:p>
      <text:p text:style-name="P9"><text:span text:style-name="T7">printf(</text:span><text:span text:style-name="T3">"O </text:span><text:span text:style-name="T5">maior</text:span><text:span text:style-name="T3"> </text:span><text:span text:style-name="T5">numero</text:span><text:span text:style-name="T3"> é %d\n"</text:span><text:span text:style-name="T7">, maior);</text:span></text:p>
      <text:p text:style-name="P9"><text:span text:style-name="T7">printf(</text:span><text:span text:style-name="T3">"O </text:span><text:span text:style-name="T5">menor</text:span><text:span text:style-name="T3"> </text:span><text:span text:style-name="T5">numero</text:span><text:span text:style-name="T3"> é %d\n"</text:span><text:span text:style-name="T7">, menor);</text:span></text:p>
      <text:p text:style-name="P9"><text:span text:style-name="T7">printf(</text:span><text:span text:style-name="T3">"A media </text:span><text:span text:style-name="T5">dos</text:span><text:span text:style-name="T3"> </text:span><text:span text:style-name="T5">numeros</text:span><text:span text:style-name="T3"> é: %2.f"</text:span><text:span text:style-name="T7">, media);</text:span></text:p>
      <text:p text:style-name="P10"/>
      <text:p text:style-name="P10"/>
      <text:p text:style-name="P9"><text:span text:style-name="T7">}</text:span></text:p>
      <text:p text:style-name="P10"/>
      <text:p text:style-name="P10"/>
      <text:p text:style-name="P4"/>
      <text:p text:style-name="P4">*******************************************</text:p>
      <text:p text:style-name="P4"><text:span text:style-name="T1">#include</text:span><text:span text:style-name="T3">&lt;stdio.h&gt;</text:span></text:p>
      <text:p text:style-name="P9"><text:span text:style-name="T1">#include</text:span><text:span text:style-name="T3">&lt;string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Faça</text:span><text:span text:style-name="T12"> </text:span><text:span text:style-name="T14">um</text:span><text:span text:style-name="T12"> </text:span><text:span text:style-name="T14">programa</text:span><text:span text:style-name="T12"> </text:span><text:span text:style-name="T14">que</text:span><text:span text:style-name="T12"> </text:span><text:span text:style-name="T14">leia</text:span><text:span text:style-name="T12"> </text:span><text:span text:style-name="T14">um</text:span><text:span text:style-name="T12"> </text:span><text:span text:style-name="T14">nome</text:span><text:span text:style-name="T12"> </text:span><text:span text:style-name="T14">de</text:span><text:span text:style-name="T12"> </text:span><text:span text:style-name="T14">usuario</text:span><text:span text:style-name="T12"> e a </text:span><text:span text:style-name="T14">sua</text:span><text:span text:style-name="T12"> </text:span><text:span text:style-name="T14">senha</text:span><text:span text:style-name="T12"> e </text:span><text:span text:style-name="T14">não</text:span><text:span text:style-name="T12"> </text:span><text:span text:style-name="T14">aceita</text:span><text:span text:style-name="T12"> a </text:span><text:span text:style-name="T14">senha</text:span><text:span text:style-name="T12"> </text:span><text:span text:style-name="T14">com</text:span><text:span text:style-name="T12"> o </text:span><text:span text:style-name="T14">mesmo</text:span><text:span text:style-name="T12"> </text:span><text:span text:style-name="T14">nome</text:span><text:span text:style-name="T12"> </text:span><text:span text:style-name="T14">de</text:span><text:span text:style-name="T12"> </text:span><text:span text:style-name="T14">entrada</text:span><text:span text:style-name="T12">, </text:span><text:span text:style-name="T14">mostrando</text:span></text:p>
      <text:p text:style-name="P9"><text:span text:style-name="T12">// </text:span><text:span text:style-name="T14">uma</text:span><text:span text:style-name="T12"> </text:span><text:span text:style-name="T14">memsagem</text:span><text:span text:style-name="T12"> </text:span><text:span text:style-name="T14">de</text:span><text:span text:style-name="T12"> </text:span><text:span text:style-name="T14">erro</text:span></text:p>
      <text:p text:style-name="P10"/>
      <text:p text:style-name="P9"><text:span text:style-name="T1">char</text:span><text:span text:style-name="T7"> nome[100], senha[100];</text:span></text:p>
      <text:p text:style-name="P10"/>
      <text:p text:style-name="P9"><text:span text:style-name="T7"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ome</text:span><text:span text:style-name="T3">: "</text:span><text:span text:style-name="T7">);</text:span></text:p>
      <text:p text:style-name="P9"><text:span text:style-name="T7">gets(nome);</text:span></text:p>
      <text:p text:style-name="P9"><text:span text:style-name="T7">printf(</text:span><text:span text:style-name="T3">"</text:span><text:span text:style-name="T5">Informe</text:span><text:span text:style-name="T3"> </text:span><text:span text:style-name="T5">uma</text:span><text:span text:style-name="T3"> </text:span><text:span text:style-name="T5">senha</text:span><text:span text:style-name="T3">: "</text:span><text:span text:style-name="T7">);</text:span></text:p>
      <text:p text:style-name="P9"><text:span text:style-name="T7">gets(senha);</text:span></text:p>
      <text:p text:style-name="P9"><text:span text:style-name="T12">//gets no </text:span><text:span text:style-name="T14">lugar</text:span><text:span text:style-name="T12"> </text:span><text:span text:style-name="T14">de</text:span><text:span text:style-name="T12"> </text:span><text:span text:style-name="T14">scanf</text:span><text:span text:style-name="T12"> serve </text:span><text:span text:style-name="T14">para</text:span><text:span text:style-name="T12"> </text:span><text:span text:style-name="T14">reconhecer</text:span><text:span text:style-name="T12"> strings. </text:span><text:span text:style-name="T14">Permitir</text:span><text:span text:style-name="T12"> </text:span><text:span text:style-name="T14">usar</text:span><text:span text:style-name="T12"> </text:span><text:span text:style-name="T14">numeros</text:span><text:span text:style-name="T12"> </text:span><text:span text:style-name="T14">também</text:span><text:span text:style-name="T12"> </text:span><text:span text:style-name="T14">em</text:span><text:span text:style-name="T12"> char</text:span></text:p>
      <text:p text:style-name="P9"><text:span text:style-name="T1">while</text:span><text:span text:style-name="T7">(!strcmp(nome,senha)){</text:span></text:p>
      <text:p text:style-name="P9"><text:span text:style-name="T12">//o </text:span><text:span text:style-name="T14">comando</text:span><text:span text:style-name="T12"> !</text:span><text:span text:style-name="T14">strcmp</text:span><text:span text:style-name="T12"> </text:span><text:span text:style-name="T14">compara</text:span><text:span text:style-name="T12"> </text:span><text:span text:style-name="T14">duas</text:span><text:span text:style-name="T12"> strings e </text:span><text:span text:style-name="T14">esta</text:span><text:span text:style-name="T12"> </text:span><text:span text:style-name="T14">ligado</text:span><text:span text:style-name="T12"> a </text:span><text:span text:style-name="T14">biblioteca</text:span><text:span text:style-name="T12"> string.h</text:span></text:p>
      <text:p text:style-name="P9"><text:span text:style-name="T7"><text:tab/>printf(</text:span><text:span text:style-name="T3">"</text:span><text:span text:style-name="T5">Nome</text:span><text:span text:style-name="T3"> </text:span><text:span text:style-name="T5">de</text:span><text:span text:style-name="T3"> </text:span><text:span text:style-name="T5">usuario</text:span><text:span text:style-name="T3"> e </text:span><text:span text:style-name="T5">senha</text:span><text:span text:style-name="T3"> </text:span><text:span text:style-name="T5">devem</text:span><text:span text:style-name="T3"> </text:span><text:span text:style-name="T5">ser</text:span><text:span text:style-name="T3"> </text:span><text:span text:style-name="T5">diferentes</text:span><text:span text:style-name="T3">"</text:span><text:span text:style-name="T7">);</text:span></text:p>
      <text:p text:style-name="P9"><text:span text:style-name="T7"><text:tab/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ome</text:span><text:span text:style-name="T3">: "</text:span><text:span text:style-name="T7">);</text:span></text:p>
      <text:p text:style-name="P9"><text:span text:style-name="T7"><text:tab/>gets(nome);</text:span></text:p>
      <text:p text:style-name="P9"><text:span text:style-name="T7"><text:tab/>printf(</text:span><text:span text:style-name="T3">"</text:span><text:span text:style-name="T5">Informe</text:span><text:span text:style-name="T3"> </text:span><text:span text:style-name="T5">uma</text:span><text:span text:style-name="T3"> </text:span><text:span text:style-name="T5">senha</text:span><text:span text:style-name="T3">: "</text:span><text:span text:style-name="T7">);</text:span></text:p>
      <text:p text:style-name="P9"><text:span text:style-name="T7"><text:tab/>gets(senha);</text:span></text:p>
      <text:p text:style-name="P9"><text:span text:style-name="T7">}</text:span></text:p>
      <text:p text:style-name="P10"/>
      <text:p text:style-name="P10"/>
      <text:p text:style-name="P9"><text:span text:style-name="T7">}</text:span></text:p>
      <text:p text:style-name="P4"/>
      <text:p text:style-name="P4"/>
      <text:p text:style-name="P4">*********************************************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Desenvolva</text:span><text:span text:style-name="T12"> </text:span><text:span text:style-name="T14">um</text:span><text:span text:style-name="T12"> </text:span><text:span text:style-name="T14">gerador</text:span><text:span text:style-name="T12"> </text:span><text:span text:style-name="T14">de</text:span><text:span text:style-name="T12"> </text:span><text:span text:style-name="T14">tabuada</text:span><text:span text:style-name="T12"> </text:span><text:span text:style-name="T14">capaz</text:span><text:span text:style-name="T12"> </text:span><text:span text:style-name="T14">de</text:span><text:span text:style-name="T12"> </text:span><text:span text:style-name="T14">gerar</text:span><text:span text:style-name="T12"> </text:span><text:span text:style-name="T14">tabuada</text:span><text:span text:style-name="T12"> </text:span><text:span text:style-name="T14">de</text:span><text:span text:style-name="T12"> </text:span><text:span text:style-name="T14">qualquer</text:span><text:span text:style-name="T12"> </text:span><text:span text:style-name="T14">numero</text:span><text:span text:style-name="T12"> </text:span><text:span text:style-name="T14">entre</text:span><text:span text:style-name="T12"> 1 e 10.</text:span></text:p>
      <text:p text:style-name="P9"><text:span text:style-name="T12">//O </text:span><text:span text:style-name="T14">usuario</text:span><text:span text:style-name="T12"> </text:span><text:span text:style-name="T14">deve</text:span><text:span text:style-name="T12"> </text:span><text:span text:style-name="T14">informar</text:span><text:span text:style-name="T12"> </text:span><text:span text:style-name="T14">de</text:span><text:span text:style-name="T12"> </text:span><text:span text:style-name="T14">qual</text:span><text:span text:style-name="T12"> </text:span><text:span text:style-name="T14">numero</text:span><text:span text:style-name="T12"> </text:span><text:span text:style-name="T14">ele</text:span><text:span text:style-name="T12"> </text:span><text:span text:style-name="T14">deseja</text:span><text:span text:style-name="T12"> </text:span><text:span text:style-name="T14">ver</text:span><text:span text:style-name="T12"> a </text:span><text:span text:style-name="T14">tabuada</text:span><text:span text:style-name="T12">.</text:span></text:p>
      <text:p text:style-name="P10"/>
      <text:p text:style-name="P9"><text:span text:style-name="T1">int</text:span><text:span text:style-name="T7"> num;</text:span></text:p>
      <text:p text:style-name="P9"><text:span text:style-name="T7"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umero</text:span><text:span text:style-name="T3"> </text:span><text:span text:style-name="T5">entre</text:span><text:span text:style-name="T3"> 1 e 10: "</text:span><text:span text:style-name="T7">);</text:span></text:p>
      <text:p text:style-name="P9"><text:span text:style-name="T7">scanf(</text:span><text:span text:style-name="T3">"%d"</text:span><text:span text:style-name="T7">,&amp;num);</text:span></text:p>
      <text:p text:style-name="P9"><text:span text:style-name="T1">while</text:span><text:span text:style-name="T7">(num &lt; 1 || num &gt; 10){</text:span></text:p>
      <text:p text:style-name="P9"><text:span text:style-name="T7"><text:tab/>printf(</text:span><text:span text:style-name="T3">"</text:span><text:span text:style-name="T5">Numero</text:span><text:span text:style-name="T3"> </text:span><text:span text:style-name="T5">deve</text:span><text:span text:style-name="T3"> </text:span><text:span text:style-name="T5">ser</text:span><text:span text:style-name="T3"> </text:span><text:span text:style-name="T5">entre</text:span><text:span text:style-name="T3"> 1 e 10"</text:span><text:span text:style-name="T7">);</text:span></text:p>
      <text:p text:style-name="P9"><text:span text:style-name="T7"><text:tab/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umero</text:span><text:span text:style-name="T3">: "</text:span><text:span text:style-name="T7">);</text:span></text:p>
      <text:p text:style-name="P9"><text:soft-page-break/><text:span text:style-name="T7"><text:tab/>scanf(</text:span><text:span text:style-name="T3">"%d"</text:span><text:span text:style-name="T7">,&amp;num);</text:span></text:p>
      <text:p text:style-name="P9"><text:span text:style-name="T7">}</text:span></text:p>
      <text:p text:style-name="P9"><text:span text:style-name="T7">printf(</text:span><text:span text:style-name="T3">"A </text:span><text:span text:style-name="T5">tabuada</text:span><text:span text:style-name="T3"> </text:span><text:span text:style-name="T5">de</text:span><text:span text:style-name="T3"> %d: "</text:span><text:span text:style-name="T7">, num);</text:span></text:p>
      <text:p text:style-name="P9"><text:span text:style-name="T1">for</text:span><text:span text:style-name="T7">(</text:span><text:span text:style-name="T1">int</text:span><text:span text:style-name="T7"> i = 1; i &lt;= 10; i++){</text:span></text:p>
      <text:p text:style-name="P9"><text:span text:style-name="T7"><text:tab/>printf(</text:span><text:span text:style-name="T3">"%d X %d = %d\n "</text:span><text:span text:style-name="T7">, num, i, (num * i));</text:span></text:p>
      <text:p text:style-name="P9"><text:span text:style-name="T7">}</text:span></text:p>
      <text:p text:style-name="P10"/>
      <text:p text:style-name="P9"><text:span text:style-name="T7">}</text:span></text:p>
      <text:p text:style-name="P4"/>
      <text:p text:style-name="P4"/>
      <text:p text:style-name="P4">*********************************************<text:span text:style-name="T16">8</text:span>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9"><text:span text:style-name="T12">//</text:span><text:span text:style-name="T14">variaveis</text:span></text:p>
      <text:p text:style-name="P9"><text:span text:style-name="T1">int</text:span><text:span text:style-name="T7"> contador_total = 0, contador_sit_1 = 0, contador_sit_2 = 0, contador_sit_3 = 0,</text:span></text:p>
      <text:p text:style-name="P9"><text:span text:style-name="T7"><text:tab/><text:tab/>contador_sit_4 = 0, identificacao, defeito;</text:span></text:p>
      <text:p text:style-name="P9"><text:span text:style-name="T12">//</text:span><text:span text:style-name="T14">entradas</text:span></text:p>
      <text:p text:style-name="P9"><text:span text:style-name="T7">printf(</text:span><text:span text:style-name="T3">"</text:span><text:span text:style-name="T5">Informe</text:span><text:span text:style-name="T3"> a </text:span><text:span text:style-name="T5">identificação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 &amp;identificacao);</text:span></text:p>
      <text:p text:style-name="P10"/>
      <text:p text:style-name="P9"><text:span text:style-name="T1">while</text:span><text:span text:style-name="T7">(identificacao != 0){</text:span></text:p>
      <text:p text:style-name="P9"><text:span text:style-name="T7"><text:tab/>printf(</text:span><text:span text:style-name="T3">"1 - </text:span><text:span text:style-name="T5">Necessita</text:span><text:span text:style-name="T3"> </text:span><text:span text:style-name="T5">de</text:span><text:span text:style-name="T3"> </text:span><text:span text:style-name="T5">esfera</text:span><text:span text:style-name="T3">.\n"</text:span><text:span text:style-name="T7">);</text:span></text:p>
      <text:p text:style-name="P9"><text:span text:style-name="T7"><text:tab/>printf(</text:span><text:span text:style-name="T3">"2 - </text:span><text:span text:style-name="T5">Necessita</text:span><text:span text:style-name="T3"> </text:span><text:span text:style-name="T5">de</text:span><text:span text:style-name="T3"> </text:span><text:span text:style-name="T5">limpeza</text:span><text:span text:style-name="T3">.\n"</text:span><text:span text:style-name="T7">);</text:span></text:p>
      <text:p text:style-name="P9"><text:span text:style-name="T7"><text:tab/>printf(</text:span><text:span text:style-name="T3">"3 - </text:span><text:span text:style-name="T5">Necessita</text:span><text:span text:style-name="T3"> </text:span><text:span text:style-name="T5">de</text:span><text:span text:style-name="T3"> </text:span><text:span text:style-name="T5">troca</text:span><text:span text:style-name="T3"> do </text:span><text:span text:style-name="T5">cabo</text:span><text:span text:style-name="T3"> </text:span><text:span text:style-name="T5">ou</text:span><text:span text:style-name="T3"> </text:span><text:span text:style-name="T5">conector</text:span><text:span text:style-name="T3">.\n"</text:span><text:span text:style-name="T7">);</text:span></text:p>
      <text:p text:style-name="P9"><text:span text:style-name="T7"><text:tab/>printf(</text:span><text:span text:style-name="T3">"4 - </text:span><text:span text:style-name="T5">Quebrado</text:span><text:span text:style-name="T3"> </text:span><text:span text:style-name="T5">ou</text:span><text:span text:style-name="T3"> </text:span><text:span text:style-name="T5">inutilizado</text:span><text:span text:style-name="T3">.\n"</text:span><text:span text:style-name="T7">);</text:span></text:p>
      <text:p text:style-name="P9"><text:span text:style-name="T7"><text:tab/>printf(</text:span><text:span text:style-name="T3">"</text:span><text:span text:style-name="T5">Informe</text:span><text:span text:style-name="T3"> o </text:span><text:span text:style-name="T5">tipo</text:span><text:span text:style-name="T3"> </text:span><text:span text:style-name="T5">de</text:span><text:span text:style-name="T3"> </text:span><text:span text:style-name="T5">defeito</text:span><text:span text:style-name="T3">: \n"</text:span><text:span text:style-name="T7">);</text:span></text:p>
      <text:p text:style-name="P9"><text:span text:style-name="T7"><text:tab/>scanf(</text:span><text:span text:style-name="T3">"%d"</text:span><text:span text:style-name="T7">, &amp;defeito);</text:span></text:p>
      <text:p text:style-name="P9"><text:span text:style-name="T12">//</text:span><text:span text:style-name="T14">processamento</text:span></text:p>
      <text:p text:style-name="P9"><text:span text:style-name="T7"><text:tab/></text:span><text:span text:style-name="T1">if</text:span><text:span text:style-name="T7">(defeito == 1){</text:span></text:p>
      <text:p text:style-name="P9"><text:span text:style-name="T7"><text:tab/><text:tab/>contador_sit_1 = contador_sit_1 + 1;</text:span></text:p>
      <text:p text:style-name="P9"><text:span text:style-name="T7"><text:tab/>}</text:span></text:p>
      <text:p text:style-name="P9"><text:span text:style-name="T7"><text:tab/></text:span><text:span text:style-name="T1">if</text:span><text:span text:style-name="T7">(defeito == 2){</text:span></text:p>
      <text:p text:style-name="P9"><text:span text:style-name="T7"><text:tab/><text:tab/>contador_sit_2 = contador_sit_2 + 1;</text:span></text:p>
      <text:p text:style-name="P9"><text:span text:style-name="T7"><text:tab/>}</text:span></text:p>
      <text:p text:style-name="P9"><text:span text:style-name="T7"><text:s text:c="4"/></text:span><text:span text:style-name="T1">if</text:span><text:span text:style-name="T7">(defeito ==3){</text:span></text:p>
      <text:p text:style-name="P9"><text:span text:style-name="T7"><text:s text:c="4"/><text:tab/>contador_sit_3 = contador_sit_3 + 1;</text:span></text:p>
      <text:p text:style-name="P9"><text:span text:style-name="T7"><text:s text:c="4"/>}</text:span></text:p>
      <text:p text:style-name="P9"><text:span text:style-name="T7"><text:s text:c="4"/></text:span><text:span text:style-name="T1">if</text:span><text:span text:style-name="T7">(defeito == 4){</text:span></text:p>
      <text:p text:style-name="P9"><text:span text:style-name="T7"><text:s text:c="4"/><text:tab/>contador_sit_4 = contador_sit_4 + 1;</text:span></text:p>
      <text:p text:style-name="P9"><text:span text:style-name="T7"><text:s text:c="4"/>}</text:span></text:p>
      <text:p text:style-name="P9"><text:span text:style-name="T7"><text:s text:c="4"/>contador_total = contador_total + 1;</text:span></text:p>
      <text:p text:style-name="P9"><text:span text:style-name="T7"><text:s text:c="4"/>printf(</text:span><text:span text:style-name="T3">"</text:span><text:span text:style-name="T5">Informe</text:span><text:span text:style-name="T3"> a </text:span><text:span text:style-name="T5">identificação</text:span><text:span text:style-name="T3">: "</text:span><text:span text:style-name="T7">);</text:span></text:p>
      <text:p text:style-name="P9"><text:span text:style-name="T7"><text:s text:c="4"/>scanf(</text:span><text:span text:style-name="T3">"%d"</text:span><text:span text:style-name="T7">, &amp;identificacao);</text:span></text:p>
      <text:p text:style-name="P9"><text:span text:style-name="T7">}</text:span></text:p>
      <text:p text:style-name="P9"><text:span text:style-name="T1">float</text:span><text:span text:style-name="T7"> p1, p2, p3, p4;</text:span></text:p>
      <text:p text:style-name="P9"><text:span text:style-name="T7">p1 = ((</text:span><text:span text:style-name="T1">float</text:span><text:span text:style-name="T7">)contador_sit_1 / (</text:span><text:span text:style-name="T1">float</text:span><text:span text:style-name="T7">)contador_total * 100);</text:span></text:p>
      <text:p text:style-name="P9"><text:span text:style-name="T7">p2 = ((</text:span><text:span text:style-name="T1">float</text:span><text:span text:style-name="T7">)contador_sit_2 / (</text:span><text:span text:style-name="T1">float</text:span><text:span text:style-name="T7">)contador_total * 100);</text:span></text:p>
      <text:p text:style-name="P9"><text:span text:style-name="T7">p3 = ((</text:span><text:span text:style-name="T1">float</text:span><text:span text:style-name="T7">)contador_sit_3 / (</text:span><text:span text:style-name="T1">float</text:span><text:span text:style-name="T7">)contador_total * 100);</text:span></text:p>
      <text:p text:style-name="P9"><text:span text:style-name="T7">p4 = ((</text:span><text:span text:style-name="T1">float</text:span><text:span text:style-name="T7">)contador_sit_4 / (</text:span><text:span text:style-name="T1">float</text:span><text:span text:style-name="T7">)contador_total * 100);</text:span></text:p>
      <text:p text:style-name="P10"/>
      <text:p text:style-name="P9"><text:span text:style-name="T7">printf(</text:span><text:span text:style-name="T3">"</text:span><text:span text:style-name="T5">Quantidade</text:span><text:span text:style-name="T3"> </text:span><text:span text:style-name="T5">de</text:span><text:span text:style-name="T3"> mouses: %d\n\n"</text:span><text:span text:style-name="T7">, contador_total);</text:span></text:p>
      <text:p text:style-name="P9"><text:span text:style-name="T7">printf(</text:span><text:span text:style-name="T3">"</text:span><text:span text:style-name="T5">Situação</text:span><text:span text:style-name="T3"> \t\t\t\t\tQuantidade\t\tPercentual\n"</text:span><text:span text:style-name="T7">);</text:span></text:p>
      <text:p text:style-name="P10"/>
      <text:p text:style-name="P9"><text:span text:style-name="T7">printf(</text:span><text:span text:style-name="T3">"1 - </text:span><text:span text:style-name="T5">Necessita</text:span><text:span text:style-name="T3"> </text:span><text:span text:style-name="T5">de</text:span><text:span text:style-name="T3"> </text:span><text:span text:style-name="T5">esfera</text:span><text:span text:style-name="T3"> \t\t\t%d \t\t\t%.2f%%\n"</text:span><text:span text:style-name="T7">, contador_sit_1, p1);</text:span></text:p>
      <text:p text:style-name="P9"><text:span text:style-name="T7">printf(</text:span><text:span text:style-name="T3">"2 - </text:span><text:span text:style-name="T5">Necessita</text:span><text:span text:style-name="T3"> </text:span><text:span text:style-name="T5">de</text:span><text:span text:style-name="T3"> </text:span><text:span text:style-name="T5">limpeza</text:span><text:span text:style-name="T3"> \t\t\t%d \t\t\t%.2f%%\n"</text:span><text:span text:style-name="T7">, contador_sit_2, p2);</text:span></text:p>
      <text:p text:style-name="P9"><text:span text:style-name="T7">printf(</text:span><text:span text:style-name="T3">"3 - </text:span><text:span text:style-name="T5">Necessita</text:span><text:span text:style-name="T3"> </text:span><text:span text:style-name="T5">da</text:span><text:span text:style-name="T3"> </text:span><text:span text:style-name="T5">troca</text:span><text:span text:style-name="T3"> do </text:span><text:span text:style-name="T5">cabo</text:span><text:span text:style-name="T3"> </text:span><text:span text:style-name="T5">ou</text:span><text:span text:style-name="T3"> </text:span><text:span text:style-name="T5">conector</text:span><text:span text:style-name="T3"> \t%d \t\t\t%.2f%%\n"</text:span><text:span text:style-name="T7">, contador_sit_3, p3);</text:span></text:p>
      <text:p text:style-name="P9"><text:span text:style-name="T7">printf(</text:span><text:span text:style-name="T3">"4 - </text:span><text:span text:style-name="T5">Quebrado</text:span><text:span text:style-name="T3"> </text:span><text:span text:style-name="T5">ou</text:span><text:span text:style-name="T3"> </text:span><text:span text:style-name="T5">inutilizado</text:span><text:span text:style-name="T3"> \t\t\t%d \t\t\t%.2f%%\n"</text:span><text:span text:style-name="T7">, contador_sit_4, p4);</text:span></text:p>
      <text:p text:style-name="P9"><text:span text:style-name="T7">}</text:span></text:p>
      <text:p text:style-name="P4"><text:soft-page-break/>*************************************</text:p>
      <text:p text:style-name="P4"/>
      <text:p text:style-name="P4"><text:span text:style-name="T1">#include</text:span><text:span text:style-name="T3">&lt;stdio.h&gt;</text:span></text:p>
      <text:p text:style-name="P10"/>
      <text:p text:style-name="P9"><text:span text:style-name="T1">int</text:span><text:span text:style-name="T7"> </text:span><text:span text:style-name="T9">main</text:span><text:span text:style-name="T7">(){</text:span></text:p>
      <text:p text:style-name="P9"><text:span text:style-name="T7"><text:tab/></text:span><text:span text:style-name="T1">int</text:span><text:span text:style-name="T7"> n;</text:span></text:p>
      <text:p text:style-name="P10"/>
      <text:p text:style-name="P9"><text:span text:style-name="T7"><text:tab/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umero</text:span><text:span text:style-name="T3">: "</text:span><text:span text:style-name="T7">);</text:span></text:p>
      <text:p text:style-name="P9"><text:span text:style-name="T7"><text:tab/>scanf(</text:span><text:span text:style-name="T3">"%d"</text:span><text:span text:style-name="T7">,&amp;n);</text:span></text:p>
      <text:p text:style-name="P10"/>
      <text:p text:style-name="P9"><text:span text:style-name="T7"><text:tab/></text:span><text:span text:style-name="T1">if</text:span><text:span text:style-name="T7">(n&gt;100){</text:span></text:p>
      <text:p text:style-name="P9"><text:span text:style-name="T7"><text:tab/><text:tab/>printf(</text:span><text:span text:style-name="T3">"%d"</text:span><text:span text:style-name="T7">,n);</text:span></text:p>
      <text:p text:style-name="P9"><text:span text:style-name="T7"><text:tab/><text:tab/>}</text:span><text:span text:style-name="T1">else</text:span><text:span text:style-name="T7">{</text:span></text:p>
      <text:p text:style-name="P9"><text:span text:style-name="T7"><text:tab/><text:tab/><text:tab/>n = 0;</text:span></text:p>
      <text:p text:style-name="P9"><text:span text:style-name="T7"><text:tab/><text:tab/><text:tab/>printf(</text:span><text:span text:style-name="T3">"%d"</text:span><text:span text:style-name="T7">,n);</text:span></text:p>
      <text:p text:style-name="P9"><text:span text:style-name="T7"><text:tab/><text:tab/>}</text:span></text:p>
      <text:p text:style-name="P9"><text:span text:style-name="T7">}</text:span></text:p>
      <text:p text:style-name="P4"/>
      <text:p text:style-name="P4">************************************</text:p>
      <text:p text:style-name="P4"/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">float</text:span><text:span text:style-name="T7"> altura, peso;</text:span></text:p>
      <text:p text:style-name="P10"/>
      <text:p text:style-name="P9"><text:span text:style-name="T7"><text:tab/>printf(</text:span><text:span text:style-name="T3">"</text:span><text:span text:style-name="T5">Informe</text:span><text:span text:style-name="T3"> a </text:span><text:span text:style-name="T5">sua</text:span><text:span text:style-name="T3"> </text:span><text:span text:style-name="T5">altura</text:span><text:span text:style-name="T3"> </text:span><text:span text:style-name="T5">em</text:span><text:span text:style-name="T3"> </text:span><text:span text:style-name="T5">metros</text:span><text:span text:style-name="T3"> : "</text:span><text:span text:style-name="T7">);</text:span></text:p>
      <text:p text:style-name="P9"><text:span text:style-name="T7"><text:tab/>scanf(</text:span><text:span text:style-name="T3">"%f"</text:span><text:span text:style-name="T7">,&amp;altura);</text:span></text:p>
      <text:p text:style-name="P10"/>
      <text:p text:style-name="P9"><text:span text:style-name="T7"><text:tab/>peso = (72.7 * altura) - 58;</text:span></text:p>
      <text:p text:style-name="P10"/>
      <text:p text:style-name="P9"><text:span text:style-name="T7"><text:tab/>printf(</text:span><text:span text:style-name="T3">"O </text:span><text:span text:style-name="T5">peso</text:span><text:span text:style-name="T3"> ideal é %.2f"</text:span><text:span text:style-name="T7">, peso);</text:span></text:p>
      <text:p text:style-name="P10"/>
      <text:p text:style-name="P10"/>
      <text:p text:style-name="P10"/>
      <text:p text:style-name="P9"><text:span text:style-name="T7">}</text:span></text:p>
      <text:p text:style-name="P4"/>
      <text:p text:style-name="P4"/>
      <text:p text:style-name="P4">********************************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">int</text:span><text:span text:style-name="T7"> n;</text:span></text:p>
      <text:p text:style-name="P10"/>
      <text:p text:style-name="P9"><text:span text:style-name="T7"><text:tab/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úmero</text:span><text:span text:style-name="T3">: "</text:span><text:span text:style-name="T7">);</text:span></text:p>
      <text:p text:style-name="P9"><text:span text:style-name="T7"><text:tab/>scanf(</text:span><text:span text:style-name="T3">"%d"</text:span><text:span text:style-name="T7">,&amp;n);</text:span></text:p>
      <text:p text:style-name="P10"/>
      <text:p text:style-name="P9"><text:span text:style-name="T7"><text:tab/></text:span><text:span text:style-name="T1">if</text:span><text:span text:style-name="T7">(n&gt;=0){</text:span></text:p>
      <text:p text:style-name="P9"><text:span text:style-name="T7"><text:tab/><text:tab/>printf(</text:span><text:span text:style-name="T3">"%d é </text:span><text:span text:style-name="T5">Positivo</text:span><text:span text:style-name="T3">"</text:span><text:span text:style-name="T7">, n);</text:span></text:p>
      <text:p text:style-name="P9"><text:span text:style-name="T7"><text:tab/>}</text:span><text:span text:style-name="T1">else</text:span><text:span text:style-name="T7">{</text:span></text:p>
      <text:p text:style-name="P9"><text:span text:style-name="T7"><text:tab/><text:tab/></text:span><text:span text:style-name="T11">n&lt;0;</text:span></text:p>
      <text:p text:style-name="P9"><text:span text:style-name="T7"><text:tab/><text:tab/>printf(</text:span><text:span text:style-name="T3">"%d é </text:span><text:span text:style-name="T5">negativo</text:span><text:span text:style-name="T3">"</text:span><text:span text:style-name="T7">, n);</text:span></text:p>
      <text:p text:style-name="P9"><text:span text:style-name="T7"><text:tab/>}</text:span></text:p>
      <text:p text:style-name="P9"><text:span text:style-name="T7">}</text:span></text:p>
      <text:p text:style-name="P4"/>
      <text:p text:style-name="P4">**********************************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Calcular</text:span><text:span text:style-name="T12"> o </text:span><text:span text:style-name="T14">estoque</text:span><text:span text:style-name="T12"> </text:span><text:span text:style-name="T14">medio</text:span><text:span text:style-name="T12"> </text:span><text:span text:style-name="T14">de</text:span><text:span text:style-name="T12"> </text:span><text:span text:style-name="T14">uma</text:span><text:span text:style-name="T12"> </text:span><text:span text:style-name="T14">peça</text:span></text:p>
      <text:p text:style-name="P9"><text:span text:style-name="T12">// </text:span><text:span text:style-name="T14">estoque</text:span><text:span text:style-name="T12"> </text:span><text:span text:style-name="T14">medio</text:span><text:span text:style-name="T12"> = (</text:span><text:span text:style-name="T14">qutnd</text:span><text:span text:style-name="T12"> </text:span><text:span text:style-name="T14">min</text:span><text:span text:style-name="T12"> + </text:span><text:span text:style-name="T14">qutd</text:span><text:span text:style-name="T12"> max) / 2</text:span></text:p>
      <text:p text:style-name="P10"><text:soft-page-break/></text:p>
      <text:p text:style-name="P10"/>
      <text:p text:style-name="P9"><text:span text:style-name="T12">//DECLARANDO VARIAVEIS</text:span></text:p>
      <text:p text:style-name="P9"><text:span text:style-name="T1">int</text:span><text:span text:style-name="T7"> qmin, qmax;</text:span></text:p>
      <text:p text:style-name="P9"><text:span text:style-name="T1">float</text:span><text:span text:style-name="T7"> estoque;</text:span></text:p>
      <text:p text:style-name="P10"/>
      <text:p text:style-name="P9"><text:span text:style-name="T12">//ENTRADAS</text:span></text:p>
      <text:p text:style-name="P9"><text:span text:style-name="T7">printf(</text:span><text:span text:style-name="T3">"</text:span><text:span text:style-name="T5">Informe</text:span><text:span text:style-name="T3"> a </text:span><text:span text:style-name="T5">quantidade</text:span><text:span text:style-name="T3"> </text:span><text:span text:style-name="T5">minima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&amp;qmin);</text:span></text:p>
      <text:p text:style-name="P10"/>
      <text:p text:style-name="P9"><text:span text:style-name="T7">printf(</text:span><text:span text:style-name="T3">"</text:span><text:span text:style-name="T5">Informe</text:span><text:span text:style-name="T3"> a </text:span><text:span text:style-name="T5">quantidade</text:span><text:span text:style-name="T3"> </text:span><text:span text:style-name="T5">maxima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&amp;qmax);</text:span></text:p>
      <text:p text:style-name="P10"/>
      <text:p text:style-name="P9"><text:span text:style-name="T12">//PROCESSAMENTO</text:span></text:p>
      <text:p text:style-name="P9"><text:span text:style-name="T7">estoque = (qmin = qmax) / 2;</text:span></text:p>
      <text:p text:style-name="P10"/>
      <text:p text:style-name="P9"><text:span text:style-name="T12">//SAIDAS</text:span></text:p>
      <text:p text:style-name="P9"><text:span text:style-name="T7">printf(</text:span><text:span text:style-name="T3">"</text:span><text:span text:style-name="T5">Estoque</text:span><text:span text:style-name="T3"> </text:span><text:span text:style-name="T5">médio</text:span><text:span text:style-name="T3"> é </text:span><text:span text:style-name="T5">igual</text:span><text:span text:style-name="T3"> a %.2f"</text:span><text:span text:style-name="T7">, estoque);</text:span></text:p>
      <text:p text:style-name="P9"><text:span text:style-name="T12">// %.2f </text:span><text:span text:style-name="T14">para</text:span><text:span text:style-name="T12"> </text:span><text:span text:style-name="T14">deixar</text:span><text:span text:style-name="T12"> </text:span><text:span text:style-name="T14">duas</text:span><text:span text:style-name="T12"> </text:span><text:span text:style-name="T14">casas</text:span><text:span text:style-name="T12"> </text:span><text:span text:style-name="T14">decimais</text:span></text:p>
      <text:p text:style-name="P10"/>
      <text:p text:style-name="P9"><text:span text:style-name="T7">}</text:span></text:p>
      <text:p text:style-name="P4">***********************************</text:p>
      <text:p text:style-name="P4"/>
      <text:p text:style-name="P4"><text:span text:style-name="T1">#include</text:span><text:span text:style-name="T7"> 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2">//</text:span><text:span text:style-name="T14">somar</text:span><text:span text:style-name="T12"> </text:span><text:span text:style-name="T14">dois</text:span><text:span text:style-name="T12"> </text:span><text:span text:style-name="T14">números</text:span><text:span text:style-name="T12"> e </text:span><text:span text:style-name="T14">multiplicar</text:span><text:span text:style-name="T12"> o </text:span><text:span text:style-name="T14">resultado</text:span><text:span text:style-name="T12"> </text:span><text:span text:style-name="T14">pelo</text:span><text:span text:style-name="T12"> </text:span><text:span text:style-name="T14">primeiro</text:span></text:p>
      <text:p text:style-name="P10"/>
      <text:p text:style-name="P9"><text:span text:style-name="T1">int</text:span><text:span text:style-name="T7"> num1, num2, soma, mult;</text:span></text:p>
      <text:p text:style-name="P10"/>
      <text:p text:style-name="P9"><text:span text:style-name="T7">printf(</text:span><text:span text:style-name="T3">"</text:span><text:span text:style-name="T5">Informe</text:span><text:span text:style-name="T3"> o </text:span><text:span text:style-name="T5">primeiro</text:span><text:span text:style-name="T3"> </text:span><text:span text:style-name="T5">número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&amp;num1);</text:span></text:p>
      <text:p text:style-name="P10"/>
      <text:p text:style-name="P9"><text:span text:style-name="T7">printf(</text:span><text:span text:style-name="T3">"</text:span><text:span text:style-name="T5">Informe</text:span><text:span text:style-name="T3"> o </text:span><text:span text:style-name="T5">segundo</text:span><text:span text:style-name="T3"> </text:span><text:span text:style-name="T5">número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&amp;num2);</text:span></text:p>
      <text:p text:style-name="P10"/>
      <text:p text:style-name="P9"><text:span text:style-name="T7">soma = num1 + num2;</text:span></text:p>
      <text:p text:style-name="P9"><text:span text:style-name="T7">mult = soma * num1;</text:span></text:p>
      <text:p text:style-name="P10"/>
      <text:p text:style-name="P9"><text:span text:style-name="T7">printf(</text:span><text:span text:style-name="T3">"O </text:span><text:span text:style-name="T5">resultado</text:span><text:span text:style-name="T3"> é %d"</text:span><text:span text:style-name="T7">, mult);</text:span></text:p>
      <text:p text:style-name="P10"/>
      <text:p text:style-name="P10"/>
      <text:p text:style-name="P10"/>
      <text:p text:style-name="P9"><text:span text:style-name="T7">}</text:span></text:p>
      <text:p text:style-name="P4"/>
      <text:p text:style-name="P4">**************************************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">int</text:span><text:span text:style-name="T7"> metros, cent;</text:span></text:p>
      <text:p text:style-name="P10"/>
      <text:p text:style-name="P9"><text:span text:style-name="T7"><text:tab/>printf(</text:span><text:span text:style-name="T3">"</text:span><text:span text:style-name="T5">Informe</text:span><text:span text:style-name="T3"> o valor </text:span><text:span text:style-name="T5">em</text:span><text:span text:style-name="T3"> </text:span><text:span text:style-name="T5">metros</text:span><text:span text:style-name="T3">: "</text:span><text:span text:style-name="T7">);</text:span></text:p>
      <text:p text:style-name="P9"><text:span text:style-name="T7"><text:tab/>scanf(</text:span><text:span text:style-name="T3">"%d"</text:span><text:span text:style-name="T7">,&amp;metros);</text:span></text:p>
      <text:p text:style-name="P10"/>
      <text:p text:style-name="P9"><text:span text:style-name="T7"><text:tab/>cent = (metros * 100);</text:span></text:p>
      <text:p text:style-name="P10"/>
      <text:p text:style-name="P9"><text:span text:style-name="T7"><text:tab/>printf(</text:span><text:span text:style-name="T3">"%d </text:span><text:span text:style-name="T5">metros</text:span><text:span text:style-name="T3"> </text:span><text:span text:style-name="T5">em</text:span><text:span text:style-name="T3"> </text:span><text:span text:style-name="T5">centimetros</text:span><text:span text:style-name="T3"> é %d </text:span><text:span text:style-name="T5">centimetros</text:span><text:span text:style-name="T3">: "</text:span><text:span text:style-name="T7">, metros, cent);</text:span></text:p>
      <text:p text:style-name="P9"><text:span text:style-name="T7">}</text:span></text:p>
      <text:p text:style-name="P4"/>
      <text:p text:style-name="P4">***************************************</text:p>
      <text:p text:style-name="P4"><text:span text:style-name="T1">#include</text:span><text:span text:style-name="T3">&lt;stdio.h&gt;</text:span></text:p>
      <text:p text:style-name="P9"><text:soft-page-break/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2">//</text:span><text:span text:style-name="T14">quanto</text:span><text:span text:style-name="T12"> </text:span><text:span text:style-name="T14">eu</text:span><text:span text:style-name="T12"> </text:span><text:span text:style-name="T14">ganho</text:span><text:span text:style-name="T12"> </text:span><text:span text:style-name="T14">por</text:span><text:span text:style-name="T12"> </text:span><text:span text:style-name="T14">hora</text:span><text:span text:style-name="T12"> e o </text:span><text:span text:style-name="T14">numero</text:span><text:span text:style-name="T12"> </text:span><text:span text:style-name="T14">de</text:span><text:span text:style-name="T12"> </text:span><text:span text:style-name="T14">horas</text:span><text:span text:style-name="T12"> </text:span><text:span text:style-name="T14">de</text:span><text:span text:style-name="T12"> </text:span><text:span text:style-name="T14">trabalho</text:span><text:span text:style-name="T12"> </text:span><text:span text:style-name="T14">por</text:span><text:span text:style-name="T12"> </text:span><text:span text:style-name="T14">mes</text:span></text:p>
      <text:p text:style-name="P10"/>
      <text:p text:style-name="P9"><text:span text:style-name="T7"><text:tab/></text:span><text:span text:style-name="T1">float</text:span><text:span text:style-name="T7"> <text:s/>valorh, salario;</text:span></text:p>
      <text:p text:style-name="P9"><text:span text:style-name="T7"><text:s text:c="4"/></text:span><text:span text:style-name="T1">int</text:span><text:span text:style-name="T7"> horast;</text:span></text:p>
      <text:p text:style-name="P9"><text:span text:style-name="T7"><text:tab/>printf(</text:span><text:span text:style-name="T3">"</text:span><text:span text:style-name="T5">Qual</text:span><text:span text:style-name="T3"> valor </text:span><text:span text:style-name="T5">você</text:span><text:span text:style-name="T3"> </text:span><text:span text:style-name="T5">ganha</text:span><text:span text:style-name="T3"> </text:span><text:span text:style-name="T5">por</text:span><text:span text:style-name="T3"> </text:span><text:span text:style-name="T5">hora</text:span><text:span text:style-name="T3">? "</text:span><text:span text:style-name="T7">);</text:span></text:p>
      <text:p text:style-name="P9"><text:span text:style-name="T7"><text:tab/>scanf(</text:span><text:span text:style-name="T3">"%f"</text:span><text:span text:style-name="T7">,&amp;valorh);</text:span></text:p>
      <text:p text:style-name="P9"><text:span text:style-name="T7"><text:tab/>printf(</text:span><text:span text:style-name="T3">"</text:span><text:span text:style-name="T5">Quantas</text:span><text:span text:style-name="T3"> </text:span><text:span text:style-name="T5">horas</text:span><text:span text:style-name="T3"> </text:span><text:span text:style-name="T5">você</text:span><text:span text:style-name="T3"> </text:span><text:span text:style-name="T5">trabalhou</text:span><text:span text:style-name="T3"> </text:span><text:span text:style-name="T5">neste</text:span><text:span text:style-name="T3"> </text:span><text:span text:style-name="T5">mês</text:span><text:span text:style-name="T3">? "</text:span><text:span text:style-name="T7">);</text:span></text:p>
      <text:p text:style-name="P9"><text:span text:style-name="T7"><text:tab/>scanf(</text:span><text:span text:style-name="T3">"%d"</text:span><text:span text:style-name="T7">,&amp;horast);</text:span></text:p>
      <text:p text:style-name="P10"/>
      <text:p text:style-name="P9"><text:span text:style-name="T7"><text:tab/>salario = (horast * valorh);</text:span></text:p>
      <text:p text:style-name="P10"/>
      <text:p text:style-name="P9"><text:span text:style-name="T7"><text:tab/>printf(</text:span><text:span text:style-name="T3">"</text:span><text:span text:style-name="T5">Neste</text:span><text:span text:style-name="T3"> </text:span><text:span text:style-name="T5">mês</text:span><text:span text:style-name="T3"> </text:span><text:span text:style-name="T5">você</text:span><text:span text:style-name="T3"> </text:span><text:span text:style-name="T5">vai</text:span><text:span text:style-name="T3"> </text:span><text:span text:style-name="T5">receber</text:span><text:span text:style-name="T3"> R$ %.2f: "</text:span><text:span text:style-name="T7">, salario);</text:span></text:p>
      <text:p text:style-name="P9"><text:span text:style-name="T7">}</text:span></text:p>
      <text:p text:style-name="P4"/>
      <text:p text:style-name="P4">****************************************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Desenvolva</text:span><text:span text:style-name="T12"> </text:span><text:span text:style-name="T14">um</text:span><text:span text:style-name="T12"> </text:span><text:span text:style-name="T14">algoritmo</text:span><text:span text:style-name="T12"> </text:span><text:span text:style-name="T14">que</text:span><text:span text:style-name="T12"> </text:span><text:span text:style-name="T14">leia</text:span><text:span text:style-name="T12"> 4 </text:span><text:span text:style-name="T14">numeros</text:span><text:span text:style-name="T12">, </text:span><text:span text:style-name="T14">calcule</text:span><text:span text:style-name="T12"> o </text:span><text:span text:style-name="T14">quadrado</text:span><text:span text:style-name="T12"> </text:span><text:span text:style-name="T14">de</text:span><text:span text:style-name="T12"> </text:span><text:span text:style-name="T14">cada</text:span><text:span text:style-name="T12"> </text:span><text:span text:style-name="T14">um</text:span><text:span text:style-name="T12">,</text:span></text:p>
      <text:p text:style-name="P9"><text:span text:style-name="T12">//</text:span><text:span text:style-name="T14">Se</text:span><text:span text:style-name="T12"> o valor </text:span><text:span text:style-name="T14">resultante</text:span><text:span text:style-name="T12"> do </text:span><text:span text:style-name="T14">quadrado</text:span><text:span text:style-name="T12"> do </text:span><text:span text:style-name="T14">terceiro</text:span><text:span text:style-name="T12"> for &gt;=1000, imprima-o e finalize.</text:span></text:p>
      <text:p text:style-name="P9"><text:span text:style-name="T12">//</text:span><text:span text:style-name="T14">Caso</text:span><text:span text:style-name="T12"> </text:span><text:span text:style-name="T14">contrario</text:span><text:span text:style-name="T12">, </text:span><text:span text:style-name="T14">imprima</text:span><text:span text:style-name="T12"> </text:span><text:span text:style-name="T14">os</text:span><text:span text:style-name="T12"> </text:span><text:span text:style-name="T14">valores</text:span><text:span text:style-name="T12"> </text:span><text:span text:style-name="T14">lidos</text:span><text:span text:style-name="T12"> e </text:span><text:span text:style-name="T14">seus</text:span><text:span text:style-name="T12"> </text:span><text:span text:style-name="T14">respectivos</text:span><text:span text:style-name="T12"> </text:span><text:span text:style-name="T14">quadrados</text:span></text:p>
      <text:p text:style-name="P10"/>
      <text:p text:style-name="P10"/>
      <text:p text:style-name="P9"><text:span text:style-name="T1">int</text:span><text:span text:style-name="T7"> num1, num2, num3, num4, q1, q2, q3, q4;</text:span></text:p>
      <text:p text:style-name="P10"/>
      <text:p text:style-name="P9"><text:span text:style-name="T7"><text:s text:c="3"/>printf(</text:span><text:span text:style-name="T3">"</text:span><text:span text:style-name="T5">Informe</text:span><text:span text:style-name="T3"> o </text:span><text:span text:style-name="T5">primeiro</text:span><text:span text:style-name="T3"> </text:span><text:span text:style-name="T5">numero</text:span><text:span text:style-name="T3">: "</text:span><text:span text:style-name="T7">);</text:span></text:p>
      <text:p text:style-name="P9"><text:span text:style-name="T7"><text:s text:c="3"/>scanf(</text:span><text:span text:style-name="T3">"%d"</text:span><text:span text:style-name="T7">, &amp;num1);</text:span></text:p>
      <text:p text:style-name="P9"><text:span text:style-name="T7"><text:s text:c="3"/>printf(</text:span><text:span text:style-name="T3">"</text:span><text:span text:style-name="T5">Informe</text:span><text:span text:style-name="T3"> o </text:span><text:span text:style-name="T5">segundo</text:span><text:span text:style-name="T3"> </text:span><text:span text:style-name="T5">numero</text:span><text:span text:style-name="T3">: "</text:span><text:span text:style-name="T7">);</text:span></text:p>
      <text:p text:style-name="P9"><text:span text:style-name="T7"><text:s text:c="3"/>scanf(</text:span><text:span text:style-name="T3">"%d"</text:span><text:span text:style-name="T7">, &amp;num2);</text:span></text:p>
      <text:p text:style-name="P9"><text:span text:style-name="T7"><text:s text:c="3"/>printf(</text:span><text:span text:style-name="T3">"</text:span><text:span text:style-name="T5">Informe</text:span><text:span text:style-name="T3"> o </text:span><text:span text:style-name="T5">terceiro</text:span><text:span text:style-name="T3"> </text:span><text:span text:style-name="T5">numero</text:span><text:span text:style-name="T3">: "</text:span><text:span text:style-name="T7">);</text:span></text:p>
      <text:p text:style-name="P9"><text:span text:style-name="T7"><text:s text:c="3"/>scanf(</text:span><text:span text:style-name="T3">"%d"</text:span><text:span text:style-name="T7">, &amp;num3);</text:span></text:p>
      <text:p text:style-name="P9"><text:span text:style-name="T7"><text:s text:c="3"/>printf(</text:span><text:span text:style-name="T3">"</text:span><text:span text:style-name="T5">Informe</text:span><text:span text:style-name="T3"> o </text:span><text:span text:style-name="T5">quarto</text:span><text:span text:style-name="T3"> </text:span><text:span text:style-name="T5">numero</text:span><text:span text:style-name="T3">: "</text:span><text:span text:style-name="T7">);</text:span></text:p>
      <text:p text:style-name="P9"><text:span text:style-name="T7"><text:s text:c="3"/>scanf(</text:span><text:span text:style-name="T3">"%d"</text:span><text:span text:style-name="T7">, &amp;num4);</text:span></text:p>
      <text:p text:style-name="P10"/>
      <text:p text:style-name="P9"><text:span text:style-name="T7"><text:s text:c="3"/></text:span><text:span text:style-name="T12">//PROCESSAMENTOS</text:span></text:p>
      <text:p text:style-name="P10"/>
      <text:p text:style-name="P9"><text:span text:style-name="T7"><text:s text:c="3"/>q1 = num1 * num1;</text:span></text:p>
      <text:p text:style-name="P9"><text:span text:style-name="T7"><text:s text:c="3"/>q2 = num2 * num2;</text:span></text:p>
      <text:p text:style-name="P9"><text:span text:style-name="T7"><text:s text:c="3"/>q3 = num3 * num3;</text:span></text:p>
      <text:p text:style-name="P9"><text:span text:style-name="T7"><text:s text:c="3"/>q4 = num4 * num4;</text:span></text:p>
      <text:p text:style-name="P10"/>
      <text:p text:style-name="P9"><text:span text:style-name="T7"><text:s text:c="3"/></text:span><text:span text:style-name="T1">if</text:span><text:span text:style-name="T7">(q3 &gt;= 1000){</text:span></text:p>
      <text:p text:style-name="P9"><text:span text:style-name="T7"><text:tab/> <text:s text:c="2"/>printf(</text:span><text:span text:style-name="T3">"%d"</text:span><text:span text:style-name="T7">, q3);</text:span></text:p>
      <text:p text:style-name="P9"><text:span text:style-name="T7"><text:s text:c="3"/>}</text:span><text:span text:style-name="T1">else</text:span><text:span text:style-name="T7">{</text:span></text:p>
      <text:p text:style-name="P9"><text:span text:style-name="T7"><text:tab/> <text:s text:c="2"/>printf(</text:span><text:span text:style-name="T3">"Numero1: %d, </text:span><text:span text:style-name="T5">Quadrado</text:span><text:span text:style-name="T3">: %d\n"</text:span><text:span text:style-name="T7">, num1, q1);</text:span></text:p>
      <text:p text:style-name="P9"><text:span text:style-name="T7"><text:tab/> <text:s text:c="2"/>printf(</text:span><text:span text:style-name="T3">"Numero2: %d, </text:span><text:span text:style-name="T5">Quadrado</text:span><text:span text:style-name="T3">: %d\n"</text:span><text:span text:style-name="T7">, num2, q2);</text:span></text:p>
      <text:p text:style-name="P9"><text:span text:style-name="T7"><text:tab/> <text:s text:c="2"/>printf(</text:span><text:span text:style-name="T3">"Numero3: %d, </text:span><text:span text:style-name="T5">Quadrado</text:span><text:span text:style-name="T3">: %d\n"</text:span><text:span text:style-name="T7">, num3, q3);</text:span></text:p>
      <text:p text:style-name="P9"><text:span text:style-name="T7"><text:tab/> <text:s text:c="2"/>printf(</text:span><text:span text:style-name="T3">"Numero4: %d, </text:span><text:span text:style-name="T5">Quadrado</text:span><text:span text:style-name="T3">: %d\n"</text:span><text:span text:style-name="T7">, num4, q4);</text:span></text:p>
      <text:p text:style-name="P9"><text:span text:style-name="T7"><text:s text:c="3"/>}</text:span></text:p>
      <text:p text:style-name="P10"/>
      <text:p text:style-name="P10"/>
      <text:p text:style-name="P9"><text:span text:style-name="T7">}</text:span></text:p>
      <text:p text:style-name="P4"/>
      <text:p text:style-name="P4">*********************************************************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9"><text:span text:style-name="T7"><text:tab/></text:span><text:span text:style-name="T12">//</text:span><text:span text:style-name="T14">Faça</text:span><text:span text:style-name="T12"> </text:span><text:span text:style-name="T14">um</text:span><text:span text:style-name="T12"> </text:span><text:span text:style-name="T14">exercicio</text:span><text:span text:style-name="T12"> </text:span><text:span text:style-name="T14">indicando</text:span><text:span text:style-name="T12"> </text:span><text:span text:style-name="T14">um</text:span><text:span text:style-name="T12"> </text:span><text:span text:style-name="T14">numero</text:span><text:span text:style-name="T12"> </text:span><text:span text:style-name="T14">inteiro</text:span><text:span text:style-name="T12"> </text:span><text:span text:style-name="T14">informando</text:span><text:span text:style-name="T12"> </text:span><text:span text:style-name="T14">se</text:span><text:span text:style-name="T12"> o </text:span><text:span text:style-name="T14">numero</text:span><text:span text:style-name="T12"> é par </text:span><text:span text:style-name="T14">ou</text:span><text:span text:style-name="T12"> </text:span><text:span text:style-name="T14">impar</text:span><text:span text:style-name="T12">, </text:span><text:span text:style-name="T14">se</text:span><text:span text:style-name="T12"> é </text:span><text:span text:style-name="T14">positivo</text:span><text:span text:style-name="T12"> </text:span><text:span text:style-name="T14">ou</text:span><text:span text:style-name="T12"> </text:span><text:span text:style-name="T14">negativo</text:span></text:p>
      <text:p text:style-name="P10"><text:soft-page-break/></text:p>
      <text:p text:style-name="P9"><text:span text:style-name="T7"><text:tab/></text:span><text:span text:style-name="T1">int</text:span><text:span text:style-name="T7"> num;</text:span></text:p>
      <text:p text:style-name="P9"><text:span text:style-name="T7"><text:tab/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umero</text:span><text:span text:style-name="T3">: "</text:span><text:span text:style-name="T7">);</text:span></text:p>
      <text:p text:style-name="P9"><text:span text:style-name="T7"><text:tab/>scanf(</text:span><text:span text:style-name="T3">"%d"</text:span><text:span text:style-name="T7">, &amp;num);</text:span></text:p>
      <text:p text:style-name="P10"/>
      <text:p text:style-name="P9"><text:span text:style-name="T7"><text:tab/></text:span><text:span text:style-name="T1">if</text:span><text:span text:style-name="T7">(num % 2 == 0 ){</text:span></text:p>
      <text:p text:style-name="P9"><text:span text:style-name="T7"><text:tab/> <text:s text:c="2"/></text:span><text:span text:style-name="T1">if</text:span><text:span text:style-name="T7">(num &gt; 0){</text:span></text:p>
      <text:p text:style-name="P9"><text:span text:style-name="T7"><text:tab/> <text:s text:c="3"/>printf(</text:span><text:span text:style-name="T3">"O </text:span><text:span text:style-name="T5">numero</text:span><text:span text:style-name="T3"> %d é par e </text:span><text:span text:style-name="T5">positivo</text:span><text:span text:style-name="T3">"</text:span><text:span text:style-name="T7">, num);</text:span></text:p>
      <text:p text:style-name="P10"/>
      <text:p text:style-name="P10"/>
      <text:p text:style-name="P9"><text:span text:style-name="T7"><text:tab/> <text:s text:c="2"/>}</text:span><text:span text:style-name="T1">else</text:span><text:span text:style-name="T7">{</text:span></text:p>
      <text:p text:style-name="P9"><text:span text:style-name="T7"><text:tab/>printf(</text:span><text:span text:style-name="T3">"O </text:span><text:span text:style-name="T5">numero</text:span><text:span text:style-name="T3"> %d é par e </text:span><text:span text:style-name="T5">negativo</text:span><text:span text:style-name="T3">"</text:span><text:span text:style-name="T7">, num);</text:span></text:p>
      <text:p text:style-name="P9"><text:span text:style-name="T7"><text:tab/> }</text:span></text:p>
      <text:p text:style-name="P9"><text:span text:style-name="T7"><text:tab/>}</text:span><text:span text:style-name="T1">else</text:span><text:span text:style-name="T7">{</text:span></text:p>
      <text:p text:style-name="P9"><text:span text:style-name="T7"><text:tab/></text:span><text:span text:style-name="T1">if</text:span><text:span text:style-name="T7">(num &gt; 0){</text:span></text:p>
      <text:p text:style-name="P9"><text:span text:style-name="T7"><text:tab/>printf(</text:span><text:span text:style-name="T3">"O </text:span><text:span text:style-name="T5">numero</text:span><text:span text:style-name="T3"> %d é </text:span><text:span text:style-name="T5">impar</text:span><text:span text:style-name="T3"> e </text:span><text:span text:style-name="T5">positivo</text:span><text:span text:style-name="T3">"</text:span><text:span text:style-name="T7">, num);</text:span></text:p>
      <text:p text:style-name="P9"><text:span text:style-name="T7"><text:tab/>}</text:span><text:span text:style-name="T1">else</text:span><text:span text:style-name="T7">{</text:span></text:p>
      <text:p text:style-name="P9"><text:span text:style-name="T7"><text:tab/>printf(</text:span><text:span text:style-name="T3">"O </text:span><text:span text:style-name="T5">numero</text:span><text:span text:style-name="T3"> %d é </text:span><text:span text:style-name="T5">impar</text:span><text:span text:style-name="T3"> e </text:span><text:span text:style-name="T5">negativo</text:span><text:span text:style-name="T3">"</text:span><text:span text:style-name="T7">, num);</text:span></text:p>
      <text:p text:style-name="P9"><text:span text:style-name="T7"><text:tab/>}</text:span></text:p>
      <text:p text:style-name="P9"><text:span text:style-name="T7">}</text:span></text:p>
      <text:p text:style-name="P9"><text:span text:style-name="T7">}</text:span></text:p>
      <text:p text:style-name="P10"/>
      <text:p text:style-name="P10"/>
      <text:p text:style-name="P4">***************************************</text:p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3 </text:span><text:span text:style-name="T14">grupos</text:span><text:span text:style-name="T12"> </text:span><text:span text:style-name="T14">de</text:span><text:span text:style-name="T12"> </text:span><text:span text:style-name="T14">industrias</text:span></text:p>
      <text:p text:style-name="P9"><text:span text:style-name="T12">//</text:span><text:span text:style-name="T14">indice</text:span><text:span text:style-name="T12"> </text:span><text:span text:style-name="T14">de</text:span><text:span text:style-name="T12"> </text:span><text:span text:style-name="T14">poluição</text:span><text:span text:style-name="T12"> </text:span><text:span text:style-name="T14">aceitável</text:span><text:span text:style-name="T12">: 0,05 </text:span><text:span text:style-name="T14">até</text:span><text:span text:style-name="T12"> 0,25</text:span></text:p>
      <text:p text:style-name="P9"><text:span text:style-name="T12">//</text:span><text:span text:style-name="T14">Se</text:span><text:span text:style-name="T12"> 0,3 </text:span><text:span text:style-name="T14">pra</text:span><text:span text:style-name="T12"> </text:span><text:span text:style-name="T14">cima</text:span><text:span text:style-name="T12"> o </text:span><text:span text:style-name="T14">grupo</text:span><text:span text:style-name="T12"> 1 é </text:span><text:span text:style-name="T14">intimado</text:span><text:span text:style-name="T12"> a suspender as </text:span><text:span text:style-name="T14">operações</text:span></text:p>
      <text:p text:style-name="P9"><text:span text:style-name="T12">//</text:span><text:span text:style-name="T14">Se</text:span><text:span text:style-name="T12"> 0,4 </text:span><text:span text:style-name="T14">pra</text:span><text:span text:style-name="T12"> </text:span><text:span text:style-name="T14">cima</text:span><text:span text:style-name="T12">, </text:span><text:span text:style-name="T14">os</text:span><text:span text:style-name="T12"> </text:span><text:span text:style-name="T14">grupos</text:span><text:span text:style-name="T12"> 1 e </text:span><text:span text:style-name="T14">dois</text:span><text:span text:style-name="T12"> </text:span><text:span text:style-name="T14">são</text:span><text:span text:style-name="T12"> </text:span><text:span text:style-name="T14">intimados</text:span><text:span text:style-name="T12"> a suspender as </text:span><text:span text:style-name="T14">operações</text:span></text:p>
      <text:p text:style-name="P9"><text:span text:style-name="T12">//</text:span><text:span text:style-name="T14">Se</text:span><text:span text:style-name="T12"> 0,5 </text:span><text:span text:style-name="T14">pra</text:span><text:span text:style-name="T12"> </text:span><text:span text:style-name="T14">cima</text:span><text:span text:style-name="T12">, </text:span><text:span text:style-name="T14">todos</text:span><text:span text:style-name="T12"> </text:span><text:span text:style-name="T14">os</text:span><text:span text:style-name="T12"> 3 </text:span><text:span text:style-name="T14">grupos</text:span><text:span text:style-name="T12"> </text:span><text:span text:style-name="T14">são</text:span><text:span text:style-name="T12"> </text:span><text:span text:style-name="T14">intimados</text:span><text:span text:style-name="T12"> a suspender as </text:span><text:span text:style-name="T14">operações</text:span></text:p>
      <text:p text:style-name="P10"/>
      <text:p text:style-name="P9"><text:span text:style-name="T1">float</text:span><text:span text:style-name="T7"> indice;</text:span></text:p>
      <text:p text:style-name="P9"><text:span text:style-name="T7">printf(</text:span><text:span text:style-name="T3">"</text:span><text:span text:style-name="T5">Informe</text:span><text:span text:style-name="T3"> o </text:span><text:span text:style-name="T5">indice</text:span><text:span text:style-name="T3"> </text:span><text:span text:style-name="T5">de</text:span><text:span text:style-name="T3"> </text:span><text:span text:style-name="T5">poluição</text:span><text:span text:style-name="T3">: "</text:span><text:span text:style-name="T7">);</text:span></text:p>
      <text:p text:style-name="P9"><text:span text:style-name="T7">scanf(</text:span><text:span text:style-name="T3">"%f"</text:span><text:span text:style-name="T7">, &amp;indice);</text:span></text:p>
      <text:p text:style-name="P10"/>
      <text:p text:style-name="P9"><text:span text:style-name="T1">if</text:span><text:span text:style-name="T7"> (indice &gt;= 0.3 &amp;&amp; indice &lt; 0.4){</text:span></text:p>
      <text:p text:style-name="P9"><text:span text:style-name="T7"><text:tab/>printf(</text:span><text:span text:style-name="T3">"Suspender </text:span><text:span text:style-name="T5">operações</text:span><text:span text:style-name="T3"> do </text:span><text:span text:style-name="T5">grupo</text:span><text:span text:style-name="T3"> 1"</text:span><text:span text:style-name="T7">);</text:span></text:p>
      <text:p text:style-name="P9"><text:span text:style-name="T7">}</text:span><text:span text:style-name="T1">else</text:span><text:span text:style-name="T7"> </text:span><text:span text:style-name="T1">if</text:span><text:span text:style-name="T7">(indice &gt;= 0.4 &amp;&amp; indice &lt;0.5){</text:span></text:p>
      <text:p text:style-name="P9"><text:span text:style-name="T7"><text:tab/>printf(</text:span><text:span text:style-name="T3">"Suspender </text:span><text:span text:style-name="T5">operações</text:span><text:span text:style-name="T3"> do </text:span><text:span text:style-name="T5">grupo</text:span><text:span text:style-name="T3"> 1 e 2"</text:span><text:span text:style-name="T7">);</text:span></text:p>
      <text:p text:style-name="P9"><text:span text:style-name="T7">}</text:span><text:span text:style-name="T1">else</text:span><text:span text:style-name="T7"> </text:span><text:span text:style-name="T1">if</text:span><text:span text:style-name="T7">(indice &gt;=0.5){</text:span></text:p>
      <text:p text:style-name="P9"><text:span text:style-name="T7"><text:tab/>printf(</text:span><text:span text:style-name="T3">"Suspender </text:span><text:span text:style-name="T5">operações</text:span><text:span text:style-name="T3"> </text:span><text:span text:style-name="T5">de</text:span><text:span text:style-name="T3"> </text:span><text:span text:style-name="T5">todos</text:span><text:span text:style-name="T3"> </text:span><text:span text:style-name="T5">os</text:span><text:span text:style-name="T3"> </text:span><text:span text:style-name="T5">grupos</text:span><text:span text:style-name="T3">"</text:span><text:span text:style-name="T7">);</text:span></text:p>
      <text:p text:style-name="P9"><text:span text:style-name="T7">}</text:span><text:span text:style-name="T1">else</text:span><text:span text:style-name="T7">{</text:span></text:p>
      <text:p text:style-name="P9"><text:span text:style-name="T7"><text:tab/>printf(</text:span><text:span text:style-name="T3">"</text:span><text:span text:style-name="T5">Indice</text:span><text:span text:style-name="T3"> </text:span><text:span text:style-name="T5">aceitável</text:span><text:span text:style-name="T3">"</text:span><text:span text:style-name="T7">);}</text:span></text:p>
      <text:p text:style-name="P9"><text:span text:style-name="T7">}</text:span></text:p>
      <text:p text:style-name="P10"/>
      <text:p text:style-name="P4">************************************************</text:p>
      <text:p text:style-name="P4"/>
      <text:p text:style-name="P9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VARIAVEIS</text:span></text:p>
      <text:p text:style-name="P9"><text:span text:style-name="T1">int</text:span><text:span text:style-name="T7"> c;</text:span></text:p>
      <text:p text:style-name="P9"><text:span text:style-name="T1">float</text:span><text:span text:style-name="T7"> n, e = 0, salario, valorhora = 10;</text:span></text:p>
      <text:p text:style-name="P9"><text:span text:style-name="T12">//ENTRADAS</text:span></text:p>
      <text:p text:style-name="P9"><text:span text:style-name="T7">printf(</text:span><text:span text:style-name="T3">"</text:span><text:span text:style-name="T5">Informe</text:span><text:span text:style-name="T3"> o </text:span><text:span text:style-name="T5">codigo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&amp;c);</text:span></text:p>
      <text:p text:style-name="P9"><text:span text:style-name="T7">printf(</text:span><text:span text:style-name="T3">"</text:span><text:span text:style-name="T5">Informe</text:span><text:span text:style-name="T3"> a </text:span><text:span text:style-name="T5">quantidade</text:span><text:span text:style-name="T3"> </text:span><text:span text:style-name="T5">de</text:span><text:span text:style-name="T3"> </text:span><text:span text:style-name="T5">horas</text:span><text:span text:style-name="T3"> </text:span><text:span text:style-name="T5">trabalhadas</text:span><text:span text:style-name="T3">: "</text:span><text:span text:style-name="T7">);</text:span></text:p>
      <text:p text:style-name="P9"><text:span text:style-name="T7">scanf(</text:span><text:span text:style-name="T3">"%f"</text:span><text:span text:style-name="T7">,&amp;n);</text:span></text:p>
      <text:p text:style-name="P10"/>
      <text:p text:style-name="P9"><text:soft-page-break/><text:span text:style-name="T12">//PROCESSAMENTO</text:span></text:p>
      <text:p text:style-name="P9"><text:span text:style-name="T1">if</text:span><text:span text:style-name="T7">(n&gt;50){</text:span></text:p>
      <text:p text:style-name="P9"><text:span text:style-name="T7"><text:tab/>e = (n-50) * 20;</text:span></text:p>
      <text:p text:style-name="P9"><text:span text:style-name="T7"><text:tab/>salario = (50 * valorhora) + e;</text:span></text:p>
      <text:p text:style-name="P9"><text:span text:style-name="T7"><text:tab/></text:span><text:span text:style-name="T12">//SAIDAS</text:span></text:p>
      <text:p text:style-name="P9"><text:span text:style-name="T7"><text:tab/>printf(</text:span><text:span text:style-name="T3">"</text:span><text:span text:style-name="T5">Salario</text:span><text:span text:style-name="T3"> total %.2f\n "</text:span><text:span text:style-name="T7">, salario);</text:span></text:p>
      <text:p text:style-name="P9"><text:span text:style-name="T7"><text:tab/>printf(</text:span><text:span text:style-name="T3">"</text:span><text:span text:style-name="T5">Salario</text:span><text:span text:style-name="T3"> </text:span><text:span text:style-name="T5">excedente</text:span><text:span text:style-name="T3"> %.2f"</text:span><text:span text:style-name="T7">, e);</text:span></text:p>
      <text:p text:style-name="P10"/>
      <text:p text:style-name="P9"><text:span text:style-name="T7"><text:tab/></text:span><text:span text:style-name="T12">//PROCESSAMENTO</text:span></text:p>
      <text:p text:style-name="P9"><text:span text:style-name="T7">}</text:span><text:span text:style-name="T1">else</text:span><text:span text:style-name="T7">{</text:span></text:p>
      <text:p text:style-name="P9"><text:span text:style-name="T7"><text:tab/>salario = n * valorhora;</text:span></text:p>
      <text:p text:style-name="P9"><text:span text:style-name="T12">//SAIDAS</text:span></text:p>
      <text:p text:style-name="P9"><text:span text:style-name="T7"><text:tab/>printf(</text:span><text:span text:style-name="T3">"</text:span><text:span text:style-name="T5">Salario</text:span><text:span text:style-name="T3"> total %2.f\n"</text:span><text:span text:style-name="T7">, salario);</text:span></text:p>
      <text:p text:style-name="P9"><text:span text:style-name="T7"><text:tab/>printf(</text:span><text:span text:style-name="T3">"</text:span><text:span text:style-name="T5">Salario</text:span><text:span text:style-name="T3"> </text:span><text:span text:style-name="T5">excedente</text:span><text:span text:style-name="T3"> %2.f"</text:span><text:span text:style-name="T7">, e);</text:span></text:p>
      <text:p text:style-name="P10"/>
      <text:p text:style-name="P9"><text:span text:style-name="T7">}</text:span></text:p>
      <text:p text:style-name="P10"/>
      <text:p text:style-name="P10"/>
      <text:p text:style-name="P9"><text:span text:style-name="T7">}</text:span></text:p>
      <text:p text:style-name="P10"/>
      <text:p text:style-name="P4">******************************************************</text:p>
      <text:p text:style-name="P4"/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2">//</text:span><text:span text:style-name="T14">idade</text:span><text:span text:style-name="T12"> 5 - 7 </text:span><text:span text:style-name="T14">anos</text:span><text:span text:style-name="T12">: </text:span><text:span text:style-name="T14">infantil</text:span><text:span text:style-name="T12"> <text:s/>a</text:span></text:p>
      <text:p text:style-name="P9"><text:span text:style-name="T7"><text:tab/></text:span><text:span text:style-name="T12">//</text:span><text:span text:style-name="T14">idade</text:span><text:span text:style-name="T12"> 8 - 11 </text:span><text:span text:style-name="T14">anos</text:span><text:span text:style-name="T12">: </text:span><text:span text:style-name="T14">infantil</text:span><text:span text:style-name="T12"> <text:s/>b</text:span></text:p>
      <text:p text:style-name="P9"><text:span text:style-name="T7"><text:tab/></text:span><text:span text:style-name="T12">//</text:span><text:span text:style-name="T14">idade</text:span><text:span text:style-name="T12"> 12 - 13 </text:span><text:span text:style-name="T14">anos</text:span><text:span text:style-name="T12">: </text:span><text:span text:style-name="T14">juvenil</text:span><text:span text:style-name="T12"> <text:s/>a</text:span></text:p>
      <text:p text:style-name="P9"><text:span text:style-name="T7"><text:tab/></text:span><text:span text:style-name="T12">//</text:span><text:span text:style-name="T14">idade</text:span><text:span text:style-name="T12"> 14 - 17 </text:span><text:span text:style-name="T14">anos</text:span><text:span text:style-name="T12">: </text:span><text:span text:style-name="T14">juvenil</text:span><text:span text:style-name="T12"> b</text:span></text:p>
      <text:p text:style-name="P9"><text:span text:style-name="T7"><text:tab/></text:span><text:span text:style-name="T12">//</text:span><text:span text:style-name="T14">idade</text:span><text:span text:style-name="T12"> </text:span><text:span text:style-name="T14">maior</text:span><text:span text:style-name="T12"> </text:span><text:span text:style-name="T14">que</text:span><text:span text:style-name="T12"> 18: </text:span><text:span text:style-name="T14">adulto</text:span></text:p>
      <text:p text:style-name="P10"/>
      <text:p text:style-name="P9"><text:span text:style-name="T1">int</text:span><text:span text:style-name="T7"> idade;</text:span></text:p>
      <text:p text:style-name="P9"><text:span text:style-name="T7">printf(</text:span><text:span text:style-name="T3">"</text:span><text:span text:style-name="T5">Informe</text:span><text:span text:style-name="T3"> a </text:span><text:span text:style-name="T5">idade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 &amp;idade);</text:span></text:p>
      <text:p text:style-name="P10"/>
      <text:p text:style-name="P9"><text:span text:style-name="T1">if</text:span><text:span text:style-name="T7">(idade &gt;= 5 &amp;&amp; idade &lt;=7){</text:span></text:p>
      <text:p text:style-name="P9"><text:span text:style-name="T7"><text:tab/>printf(</text:span><text:span text:style-name="T3">"</text:span><text:span text:style-name="T5">Infantil</text:span><text:span text:style-name="T3"> A"</text:span><text:span text:style-name="T7">);</text:span></text:p>
      <text:p text:style-name="P10"/>
      <text:p text:style-name="P9"><text:span text:style-name="T7">}</text:span><text:span text:style-name="T1">else</text:span><text:span text:style-name="T7"> </text:span><text:span text:style-name="T1">if</text:span><text:span text:style-name="T7">(idade &gt;= 8 &amp;&amp; idade &lt;=11){</text:span></text:p>
      <text:p text:style-name="P9"><text:span text:style-name="T7"><text:tab/>printf(</text:span><text:span text:style-name="T3">"</text:span><text:span text:style-name="T5">Infantil</text:span><text:span text:style-name="T3"> B"</text:span><text:span text:style-name="T7">);</text:span></text:p>
      <text:p text:style-name="P10"/>
      <text:p text:style-name="P9"><text:span text:style-name="T7">}</text:span><text:span text:style-name="T1">else</text:span><text:span text:style-name="T7"> </text:span><text:span text:style-name="T1">if</text:span><text:span text:style-name="T7">(idade &gt;= 12 &amp;&amp; idade &lt;=13){</text:span></text:p>
      <text:p text:style-name="P9"><text:span text:style-name="T7"><text:tab/>printf(</text:span><text:span text:style-name="T3">"</text:span><text:span text:style-name="T5">Juvenil</text:span><text:span text:style-name="T3"> A"</text:span><text:span text:style-name="T7">);</text:span></text:p>
      <text:p text:style-name="P10"/>
      <text:p text:style-name="P9"><text:span text:style-name="T7">}</text:span><text:span text:style-name="T1">else</text:span><text:span text:style-name="T7"> </text:span><text:span text:style-name="T1">if</text:span><text:span text:style-name="T7">(idade &gt;= 14 &amp;&amp; idade &lt;=17){</text:span></text:p>
      <text:p text:style-name="P9"><text:span text:style-name="T7"><text:tab/>printf(</text:span><text:span text:style-name="T3">"</text:span><text:span text:style-name="T5">Juvenil</text:span><text:span text:style-name="T3"> B"</text:span><text:span text:style-name="T7">);</text:span></text:p>
      <text:p text:style-name="P10"/>
      <text:p text:style-name="P9"><text:span text:style-name="T7">}</text:span><text:span text:style-name="T1">else</text:span><text:span text:style-name="T7"> </text:span><text:span text:style-name="T1">if</text:span><text:span text:style-name="T7">(idade &gt;= 18){</text:span></text:p>
      <text:p text:style-name="P9"><text:span text:style-name="T7"><text:tab/>printf(</text:span><text:span text:style-name="T3">"</text:span><text:span text:style-name="T5">Adulto</text:span><text:span text:style-name="T3">"</text:span><text:span text:style-name="T7">);</text:span></text:p>
      <text:p text:style-name="P9"><text:span text:style-name="T7">}</text:span></text:p>
      <text:p text:style-name="P9"><text:span text:style-name="T7">}</text:span></text:p>
      <text:p text:style-name="P10"/>
      <text:p text:style-name="P4">****************************************</text:p>
      <text:p text:style-name="P4"/>
      <text:p text:style-name="P4"><text:span text:style-name="T1">#include</text:span><text:span text:style-name="T7"> </text:span><text:span text:style-name="T3">&lt;stdio.h&gt;</text:span></text:p>
      <text:p text:style-name="P9"><text:span text:style-name="T1">#include</text:span><text:span text:style-name="T7"> </text:span><text:span text:style-name="T3">&lt;ctype.h&gt;</text:span><text:span text:style-name="T7"> <text:s/></text:span><text:span text:style-name="T12">//</text:span><text:span text:style-name="T14">outra</text:span><text:span text:style-name="T12"> </text:span><text:span text:style-name="T14">biblioteca</text:span><text:span text:style-name="T12"> </text:span><text:span text:style-name="T14">que</text:span><text:span text:style-name="T12"> </text:span><text:span text:style-name="T14">possui</text:span><text:span text:style-name="T12"> o </text:span><text:span text:style-name="T14">comando</text:span><text:span text:style-name="T12"> </text:span><text:span text:style-name="T14">tolower</text:span><text:span text:style-name="T12">, </text:span><text:span text:style-name="T14">que</text:span><text:span text:style-name="T12"> </text:span><text:span text:style-name="T14">deixa</text:span><text:span text:style-name="T12"> as </text:span><text:span text:style-name="T14">letras</text:span><text:span text:style-name="T12"> </text:span><text:span text:style-name="T14">digitadas</text:span><text:span text:style-name="T12"> </text:span><text:span text:style-name="T14">em</text:span><text:span text:style-name="T12"> </text:span><text:span text:style-name="T14">letras</text:span><text:span text:style-name="T12"> </text:span><text:span text:style-name="T14">pequenas</text:span></text:p>
      <text:p text:style-name="P10"/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">float</text:span><text:span text:style-name="T7"> altura, peso;</text:span></text:p>
      <text:p text:style-name="P9"><text:soft-page-break/><text:span text:style-name="T7"><text:tab/></text:span><text:span text:style-name="T1">char</text:span><text:span text:style-name="T7"> sexo;</text:span></text:p>
      <text:p text:style-name="P10"/>
      <text:p text:style-name="P9"><text:span text:style-name="T7"><text:tab/>printf(</text:span><text:span text:style-name="T3">"</text:span><text:span text:style-name="T5">Informe</text:span><text:span text:style-name="T3"> </text:span><text:span text:style-name="T5">sua</text:span><text:span text:style-name="T3"> </text:span><text:span text:style-name="T5">altura</text:span><text:span text:style-name="T3">: "</text:span><text:span text:style-name="T7">);</text:span></text:p>
      <text:p text:style-name="P9"><text:span text:style-name="T7"><text:tab/>scanf(</text:span><text:span text:style-name="T3">"%f"</text:span><text:span text:style-name="T7">,&amp;altura);</text:span></text:p>
      <text:p text:style-name="P9"><text:span text:style-name="T7"><text:tab/>gets(stdin);</text:span></text:p>
      <text:p text:style-name="P9"><text:span text:style-name="T7"><text:tab/>printf(</text:span><text:span text:style-name="T3">"</text:span><text:span text:style-name="T5">Informe</text:span><text:span text:style-name="T3"> </text:span><text:span text:style-name="T5">seu</text:span><text:span text:style-name="T3"> </text:span><text:span text:style-name="T5">sexo</text:span><text:span text:style-name="T3"> m </text:span><text:span text:style-name="T5">ou</text:span><text:span text:style-name="T3"> f: "</text:span><text:span text:style-name="T7">);</text:span></text:p>
      <text:p text:style-name="P9"><text:span text:style-name="T7"><text:tab/>scanf(</text:span><text:span text:style-name="T3">"%c"</text:span><text:span text:style-name="T7">,&amp;sexo);</text:span></text:p>
      <text:p text:style-name="P10"/>
      <text:p text:style-name="P9"><text:span text:style-name="T7"><text:tab/></text:span><text:span text:style-name="T1">if</text:span><text:span text:style-name="T7">(tolower(sexo) == </text:span><text:span text:style-name="T3">'m'</text:span><text:span text:style-name="T7">){ <text:s/></text:span><text:span text:style-name="T12">//</text:span><text:span text:style-name="T14">tolower</text:span><text:span text:style-name="T12"> </text:span><text:span text:style-name="T14">transforma</text:span><text:span text:style-name="T12"> as </text:span><text:span text:style-name="T14">letras</text:span><text:span text:style-name="T12"> </text:span><text:span text:style-name="T14">em</text:span><text:span text:style-name="T12"> </text:span><text:span text:style-name="T14">minusculas</text:span></text:p>
      <text:p text:style-name="P9"><text:span text:style-name="T7"><text:tab/><text:tab/>peso = (72.7 * altura) - 58;</text:span></text:p>
      <text:p text:style-name="P9"><text:span text:style-name="T7"><text:tab/><text:tab/>printf(</text:span><text:span text:style-name="T3">"</text:span><text:span text:style-name="T5">Seu</text:span><text:span text:style-name="T3"> </text:span><text:span text:style-name="T5">peso</text:span><text:span text:style-name="T3"> ideal é %.2f"</text:span><text:span text:style-name="T7">, peso);</text:span></text:p>
      <text:p text:style-name="P9"><text:span text:style-name="T7"><text:tab/>}</text:span></text:p>
      <text:p text:style-name="P9"><text:span text:style-name="T7"><text:tab/></text:span><text:span text:style-name="T1">if</text:span><text:span text:style-name="T7">(tolower(sexo) == </text:span><text:span text:style-name="T3">'f'</text:span><text:span text:style-name="T7">){</text:span></text:p>
      <text:p text:style-name="P9"><text:span text:style-name="T7"><text:tab/><text:tab/>peso = (62.1 * altura) - 44.7;</text:span></text:p>
      <text:p text:style-name="P9"><text:span text:style-name="T7"><text:tab/><text:tab/>printf(</text:span><text:span text:style-name="T3">"</text:span><text:span text:style-name="T5">Seu</text:span><text:span text:style-name="T3"> </text:span><text:span text:style-name="T5">peso</text:span><text:span text:style-name="T3"> ideal é %.2f "</text:span><text:span text:style-name="T7">, peso);</text:span></text:p>
      <text:p text:style-name="P9"><text:span text:style-name="T7"><text:tab/>}</text:span></text:p>
      <text:p text:style-name="P10"/>
      <text:p text:style-name="P9"><text:span text:style-name="T7"><text:tab/></text:span><text:span text:style-name="T1">if</text:span><text:span text:style-name="T7">(tolower(sexo) != </text:span><text:span text:style-name="T3">'m'</text:span><text:span text:style-name="T7"> &amp;&amp; tolower(sexo) != </text:span><text:span text:style-name="T3">'f'</text:span><text:span text:style-name="T7">){</text:span></text:p>
      <text:p text:style-name="P9"><text:span text:style-name="T7"><text:tab/><text:tab/>printf(</text:span><text:span text:style-name="T3">"</text:span><text:span text:style-name="T5">Sexo</text:span><text:span text:style-name="T3"> </text:span><text:span text:style-name="T5">não</text:span><text:span text:style-name="T3"> </text:span><text:span text:style-name="T5">reconhecido</text:span><text:span text:style-name="T3"> \n"</text:span><text:span text:style-name="T7">);</text:span></text:p>
      <text:p text:style-name="P9"><text:span text:style-name="T7"><text:tab/>}</text:span></text:p>
      <text:p text:style-name="P9"><text:span text:style-name="T7">}</text:span></text:p>
      <text:p text:style-name="P4"/>
      <text:p text:style-name="P4">*****************************************</text:p>
      <text:p text:style-name="P4"><text:span text:style-name="T1">#include</text:span><text:span text:style-name="T7"> 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7"><text:tab/></text:span><text:span text:style-name="T1">float</text:span><text:span text:style-name="T7"> p, m;</text:span></text:p>
      <text:p text:style-name="P9"><text:span text:style-name="T7"><text:tab/></text:span><text:span text:style-name="T1">char</text:span><text:span text:style-name="T7"> e[8] = </text:span><text:span text:style-name="T3">"</text:span><text:span text:style-name="T5">excesso</text:span><text:span text:style-name="T3">"</text:span><text:span text:style-name="T7">;<text:tab/></text:span><text:span text:style-name="T12">//array </text:span><text:span text:style-name="T14">de</text:span><text:span text:style-name="T12"> </text:span><text:span text:style-name="T14">caracteres</text:span><text:span text:style-name="T12"> </text:span><text:span text:style-name="T14">com</text:span><text:span text:style-name="T12"> 8 </text:span><text:span text:style-name="T14">elementos</text:span></text:p>
      <text:p text:style-name="P9"><text:span text:style-name="T7"><text:tab/></text:span><text:span text:style-name="T12">// a </text:span><text:span text:style-name="T14">palavra</text:span><text:span text:style-name="T12"> '</text:span><text:span text:style-name="T14">excesso</text:span><text:span text:style-name="T12">' </text:span><text:span text:style-name="T14">tem</text:span><text:span text:style-name="T12"> 7 </text:span><text:span text:style-name="T14">letras</text:span><text:span text:style-name="T12">, </text:span><text:span text:style-name="T14">mas</text:span><text:span text:style-name="T12"> </text:span><text:span text:style-name="T14">temos</text:span><text:span text:style-name="T12"> </text:span><text:span text:style-name="T14">que</text:span><text:span text:style-name="T12"> </text:span><text:span text:style-name="T14">contar</text:span><text:span text:style-name="T12"> </text:span><text:span text:style-name="T14">mais</text:span><text:span text:style-name="T12"> </text:span><text:span text:style-name="T14">uma</text:span><text:span text:style-name="T12">, </text:span><text:span text:style-name="T14">por</text:span><text:span text:style-name="T12"> </text:span><text:span text:style-name="T14">isso</text:span><text:span text:style-name="T12"> [8]</text:span></text:p>
      <text:p text:style-name="P10"/>
      <text:p text:style-name="P9"><text:span text:style-name="T7"><text:tab/>printf(</text:span><text:span text:style-name="T3">"</text:span><text:span text:style-name="T5">Informe</text:span><text:span text:style-name="T3"> o </text:span><text:span text:style-name="T5">peso</text:span><text:span text:style-name="T3"> </text:span><text:span text:style-name="T5">dos</text:span><text:span text:style-name="T3"> </text:span><text:span text:style-name="T5">peixes</text:span><text:span text:style-name="T3">: "</text:span><text:span text:style-name="T7">);</text:span></text:p>
      <text:p text:style-name="P9"><text:span text:style-name="T7"><text:tab/>scanf(</text:span><text:span text:style-name="T3">"%f"</text:span><text:span text:style-name="T7">,&amp;p);</text:span></text:p>
      <text:p text:style-name="P10"/>
      <text:p text:style-name="P9"><text:span text:style-name="T7"><text:tab/></text:span><text:span text:style-name="T1">if</text:span><text:span text:style-name="T7">(p&gt;50){</text:span></text:p>
      <text:p text:style-name="P9"><text:span text:style-name="T7"><text:tab/><text:tab/>m = (p - 50) * 4;</text:span></text:p>
      <text:p text:style-name="P9"><text:span text:style-name="T7"><text:tab/><text:tab/>printf(</text:span><text:span text:style-name="T3">"</text:span><text:span text:style-name="T5">Você</text:span><text:span text:style-name="T3"> </text:span><text:span text:style-name="T5">deverá</text:span><text:span text:style-name="T3"> </text:span><text:span text:style-name="T5">pagar</text:span><text:span text:style-name="T3"> R$ %.2f </text:span><text:span text:style-name="T5">em</text:span><text:span text:style-name="T3"> </text:span><text:span text:style-name="T5">multas</text:span><text:span text:style-name="T3"> </text:span><text:span text:style-name="T5">por</text:span><text:span text:style-name="T3"> </text:span><text:span text:style-name="T5">passar</text:span><text:span text:style-name="T3"> </text:span><text:span text:style-name="T5">dos</text:span><text:span text:style-name="T3"> 50kg"</text:span><text:span text:style-name="T7">, m);</text:span></text:p>
      <text:p text:style-name="P9"><text:span text:style-name="T7"><text:tab/>}</text:span></text:p>
      <text:p text:style-name="P9"><text:span text:style-name="T7">}</text:span></text:p>
      <text:p text:style-name="P4"/>
      <text:p text:style-name="P4">***************************************************</text:p>
      <text:p text:style-name="P4"/>
      <text:p text:style-name="P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exercicio</text:span><text:span text:style-name="T12"> </text:span><text:span text:style-name="T14">que</text:span><text:span text:style-name="T12"> </text:span><text:span text:style-name="T14">faça</text:span><text:span text:style-name="T12"> </text:span><text:span text:style-name="T14">um</text:span><text:span text:style-name="T12"> </text:span><text:span text:style-name="T14">vetor</text:span><text:span text:style-name="T12"> </text:span><text:span text:style-name="T14">de</text:span><text:span text:style-name="T12"> 5 </text:span><text:span text:style-name="T14">elementos</text:span><text:span text:style-name="T12"> </text:span><text:span text:style-name="T14">inteiros</text:span><text:span text:style-name="T12"> e </text:span><text:span text:style-name="T14">em</text:span><text:span text:style-name="T12"> </text:span><text:span text:style-name="T14">seguida</text:span><text:span text:style-name="T12"> </text:span><text:span text:style-name="T14">armazene</text:span><text:span text:style-name="T12"> </text:span><text:span text:style-name="T14">em</text:span><text:span text:style-name="T12"> </text:span><text:span text:style-name="T14">um</text:span><text:span text:style-name="T12"> </text:span><text:span text:style-name="T14">vetor</text:span><text:span text:style-name="T12"> </text:span><text:span text:style-name="T14">apenas</text:span><text:span text:style-name="T12"> </text:span><text:span text:style-name="T14">os</text:span><text:span text:style-name="T12"> </text:span><text:span text:style-name="T14">numeros</text:span><text:span text:style-name="T12"> pares </text:span><text:span text:style-name="T14">maiores</text:span></text:p>
      <text:p text:style-name="P9"><text:span text:style-name="T12">//</text:span><text:span text:style-name="T14">que</text:span><text:span text:style-name="T12"> 0. No final </text:span><text:span text:style-name="T14">deve</text:span><text:span text:style-name="T12"> </text:span><text:span text:style-name="T14">mostrar</text:span><text:span text:style-name="T12"> </text:span><text:span text:style-name="T14">os</text:span><text:span text:style-name="T12"> </text:span><text:span text:style-name="T14">elementos</text:span><text:span text:style-name="T12"> </text:span><text:span text:style-name="T14">dos</text:span><text:span text:style-name="T12"> </text:span><text:span text:style-name="T14">vetores</text:span><text:span text:style-name="T12"> </text:span><text:span text:style-name="T14">na</text:span><text:span text:style-name="T12"> </text:span><text:span text:style-name="T14">tela</text:span><text:span text:style-name="T12">.</text:span></text:p>
      <text:p text:style-name="P10"/>
      <text:p text:style-name="P9"><text:span text:style-name="T7"><text:tab/></text:span><text:span text:style-name="T1">int</text:span><text:span text:style-name="T7"> vetor[5], pares[5], cont_p = 0;</text:span></text:p>
      <text:p text:style-name="P9"><text:span text:style-name="T7"><text:tab/></text:span><text:span text:style-name="T1">for</text:span><text:span text:style-name="T7">(</text:span><text:span text:style-name="T1">int</text:span><text:span text:style-name="T7"> i = 0; i &lt; 5; i++){</text:span></text:p>
      <text:p text:style-name="P9"><text:span text:style-name="T7"><text:tab/><text:tab/>printf(</text:span><text:span text:style-name="T3">"</text:span><text:span text:style-name="T5">Informe</text:span><text:span text:style-name="T3"> </text:span><text:span text:style-name="T5">um</text:span><text:span text:style-name="T3"> valor </text:span><text:span text:style-name="T5">para</text:span><text:span text:style-name="T3"> o </text:span><text:span text:style-name="T5">vetor</text:span><text:span text:style-name="T3">: "</text:span><text:span text:style-name="T7">);</text:span></text:p>
      <text:p text:style-name="P9"><text:span text:style-name="T7"><text:tab/><text:tab/>scanf(</text:span><text:span text:style-name="T3">"%d"</text:span><text:span text:style-name="T7">, &amp;vetor[i]);</text:span></text:p>
      <text:p text:style-name="P9"><text:span text:style-name="T7"><text:tab/><text:tab/></text:span><text:span text:style-name="T1">if</text:span><text:span text:style-name="T7">(vetor[i] % 2 == 0){</text:span></text:p>
      <text:p text:style-name="P9"><text:span text:style-name="T7"><text:tab/><text:tab/><text:tab/></text:span><text:span text:style-name="T1">if</text:span><text:span text:style-name="T7">(vetor[i] &gt; 0){</text:span></text:p>
      <text:p text:style-name="P9"><text:span text:style-name="T7"><text:tab/><text:tab/><text:tab/><text:tab/>pares[cont_p] = vetor[i];</text:span></text:p>
      <text:p text:style-name="P9"><text:span text:style-name="T7"><text:tab/><text:tab/><text:tab/><text:tab/>cont_p = cont_p + 1;</text:span></text:p>
      <text:p text:style-name="P9"><text:span text:style-name="T7"><text:tab/><text:tab/><text:tab/>}</text:span></text:p>
      <text:p text:style-name="P9"><text:span text:style-name="T7"><text:tab/><text:tab/>}</text:span></text:p>
      <text:p text:style-name="P9"><text:span text:style-name="T7"><text:tab/>}</text:span></text:p>
      <text:p text:style-name="P9"><text:soft-page-break/><text:span text:style-name="T7"><text:tab/></text:span><text:span text:style-name="T1">for</text:span><text:span text:style-name="T7">(</text:span><text:span text:style-name="T1">int</text:span><text:span text:style-name="T7"> i = 0; i &lt; cont_p; i++){</text:span></text:p>
      <text:p text:style-name="P9"><text:span text:style-name="T7"><text:tab/><text:tab/>printf(</text:span><text:span text:style-name="T3">"%d\n"</text:span><text:span text:style-name="T7">, pares[i]);</text:span></text:p>
      <text:p text:style-name="P9"><text:span text:style-name="T7"><text:tab/>}</text:span></text:p>
      <text:p text:style-name="P9"><text:span text:style-name="T7">}</text:span></text:p>
      <text:p text:style-name="P4"/>
      <text:p text:style-name="P14">*********************************************</text:p>
      <text:p text:style-name="P14"/>
      <text:p text:style-name="P1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9"><text:span text:style-name="T12">//</text:span><text:span text:style-name="T14">Leia</text:span><text:span text:style-name="T12"> </text:span><text:span text:style-name="T14">dois</text:span><text:span text:style-name="T12"> </text:span><text:span text:style-name="T14">vetores</text:span><text:span text:style-name="T12"> </text:span><text:span text:style-name="T14">de</text:span><text:span text:style-name="T12"> 10 </text:span><text:span text:style-name="T14">posições</text:span><text:span text:style-name="T12"> e </text:span><text:span text:style-name="T14">faça</text:span><text:span text:style-name="T12"> a </text:span><text:span text:style-name="T14">soma</text:span><text:span text:style-name="T12"> </text:span><text:span text:style-name="T14">dos</text:span><text:span text:style-name="T12"> </text:span><text:span text:style-name="T14">elementos</text:span><text:span text:style-name="T12"> </text:span><text:span text:style-name="T14">de</text:span><text:span text:style-name="T12"> </text:span><text:span text:style-name="T14">mesmo</text:span><text:span text:style-name="T12"> </text:span><text:span text:style-name="T14">indice</text:span><text:span text:style-name="T12">, </text:span><text:span text:style-name="T14">colocando</text:span><text:span text:style-name="T12"> o </text:span><text:span text:style-name="T14">resultado</text:span><text:span text:style-name="T12"> </text:span><text:span text:style-name="T14">em</text:span><text:span text:style-name="T12"> </text:span><text:span text:style-name="T14">um</text:span><text:span text:style-name="T12"> </text:span><text:span text:style-name="T14">terceiro</text:span></text:p>
      <text:p text:style-name="P9"><text:span text:style-name="T12">//</text:span><text:span text:style-name="T14">vetor</text:span><text:span text:style-name="T12">. </text:span><text:span text:style-name="T14">Mostre</text:span><text:span text:style-name="T12"> o valor </text:span><text:span text:style-name="T14">resultante</text:span><text:span text:style-name="T12">.</text:span></text:p>
      <text:p text:style-name="P9"><text:span text:style-name="T7"><text:tab/></text:span><text:span text:style-name="T1">int</text:span><text:span text:style-name="T7"> vetor1[10], vetor2[10], soma[10];</text:span></text:p>
      <text:p text:style-name="P9"><text:span text:style-name="T7"><text:tab/></text:span><text:span text:style-name="T1">for</text:span><text:span text:style-name="T7">(</text:span><text:span text:style-name="T1">int</text:span><text:span text:style-name="T7"> i = 0; i &lt; 10; i++){</text:span></text:p>
      <text:p text:style-name="P9"><text:span text:style-name="T7"><text:tab/><text:tab/></text:span><text:span text:style-name="T11">printf</text:span><text:span text:style-name="T7">(</text:span><text:span text:style-name="T3">"</text:span><text:span text:style-name="T5">Informe</text:span><text:span text:style-name="T3"> </text:span><text:span text:style-name="T5">um</text:span><text:span text:style-name="T3"> valor </text:span><text:span text:style-name="T5">para</text:span><text:span text:style-name="T3"> o </text:span><text:span text:style-name="T5">primeiro</text:span><text:span text:style-name="T3"> </text:span><text:span text:style-name="T5">vetor</text:span><text:span text:style-name="T3">: "</text:span><text:span text:style-name="T7">);</text:span></text:p>
      <text:p text:style-name="P9"><text:span text:style-name="T7"><text:tab/><text:tab/>scanf(</text:span><text:span text:style-name="T3">"%d"</text:span><text:span text:style-name="T7">, &amp;vetor1[i]);</text:span></text:p>
      <text:p text:style-name="P9"><text:span text:style-name="T7"><text:tab/><text:tab/>printf(</text:span><text:span text:style-name="T3">"</text:span><text:span text:style-name="T5">Informe</text:span><text:span text:style-name="T3"> </text:span><text:span text:style-name="T5">um</text:span><text:span text:style-name="T3"> valor </text:span><text:span text:style-name="T5">para</text:span><text:span text:style-name="T3"> o </text:span><text:span text:style-name="T5">segundo</text:span><text:span text:style-name="T3"> </text:span><text:span text:style-name="T5">vetor</text:span><text:span text:style-name="T3">: "</text:span><text:span text:style-name="T7">);</text:span></text:p>
      <text:p text:style-name="P9"><text:span text:style-name="T7"><text:tab/><text:tab/>scanf(</text:span><text:span text:style-name="T3">"%d"</text:span><text:span text:style-name="T7">, &amp;vetor2[i]);</text:span></text:p>
      <text:p text:style-name="P9"><text:span text:style-name="T7"><text:tab/>soma[i] = vetor1[i] + vetor2[i];</text:span></text:p>
      <text:p text:style-name="P9"><text:span text:style-name="T7"><text:tab/>}</text:span></text:p>
      <text:p text:style-name="P10"/>
      <text:p text:style-name="P9"><text:span text:style-name="T1">for</text:span><text:span text:style-name="T7">( </text:span><text:span text:style-name="T1">int</text:span><text:span text:style-name="T7"> i = 0; i &lt; 10; i++){</text:span></text:p>
      <text:p text:style-name="P9"><text:span text:style-name="T7"><text:tab/>printf(</text:span><text:span text:style-name="T3">"%d\n"</text:span><text:span text:style-name="T7">, soma[i]);</text:span></text:p>
      <text:p text:style-name="P9"><text:span text:style-name="T7">}</text:span></text:p>
      <text:p text:style-name="P10"/>
      <text:p text:style-name="P9"><text:span text:style-name="T7">}</text:span></text:p>
      <text:p text:style-name="P14"/>
      <text:p text:style-name="P14">**********************************************8</text:p>
      <text:p text:style-name="P14"/>
      <text:p text:style-name="P1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Faça</text:span><text:span text:style-name="T12"> </text:span><text:span text:style-name="T14">um</text:span><text:span text:style-name="T12"> </text:span><text:span text:style-name="T14">programa</text:span><text:span text:style-name="T12"> </text:span><text:span text:style-name="T14">que</text:span><text:span text:style-name="T12"> </text:span><text:span text:style-name="T14">carregue</text:span><text:span text:style-name="T12"> </text:span><text:span text:style-name="T14">um</text:span><text:span text:style-name="T12"> </text:span><text:span text:style-name="T14">vetor</text:span><text:span text:style-name="T12"> </text:span><text:span text:style-name="T14">com</text:span><text:span text:style-name="T12"> </text:span><text:span text:style-name="T14">dez</text:span><text:span text:style-name="T12"> </text:span><text:span text:style-name="T14">numeros</text:span><text:span text:style-name="T12"> </text:span><text:span text:style-name="T14">inteiros</text:span><text:span text:style-name="T12">. </text:span><text:span text:style-name="T14">Calcule</text:span><text:span text:style-name="T12"> e </text:span><text:span text:style-name="T14">mostre</text:span><text:span text:style-name="T12"> </text:span><text:span text:style-name="T14">os</text:span><text:span text:style-name="T12"> </text:span><text:span text:style-name="T14">numeros</text:span><text:span text:style-name="T12"> </text:span><text:span text:style-name="T14">superiores</text:span><text:span text:style-name="T12"> a 50 e</text:span></text:p>
      <text:p text:style-name="P9"><text:span text:style-name="T12">//</text:span><text:span text:style-name="T14">suas</text:span><text:span text:style-name="T12"> </text:span><text:span text:style-name="T14">respectivas</text:span><text:span text:style-name="T12"> </text:span><text:span text:style-name="T14">posições</text:span><text:span text:style-name="T12">. </text:span><text:span text:style-name="T14">Mostrar</text:span><text:span text:style-name="T12"> </text:span><text:span text:style-name="T14">mensagem</text:span><text:span text:style-name="T12"> </text:span><text:span text:style-name="T14">se</text:span><text:span text:style-name="T12"> </text:span><text:span text:style-name="T14">não</text:span><text:span text:style-name="T12"> </text:span><text:span text:style-name="T14">existir</text:span><text:span text:style-name="T12"> </text:span><text:span text:style-name="T14">nenhum</text:span><text:span text:style-name="T12"> </text:span><text:span text:style-name="T14">numero</text:span><text:span text:style-name="T12"> </text:span><text:span text:style-name="T14">nessa</text:span><text:span text:style-name="T12"> </text:span><text:span text:style-name="T14">posição</text:span><text:span text:style-name="T12">.</text:span></text:p>
      <text:p text:style-name="P10"/>
      <text:p text:style-name="P9"><text:span text:style-name="T1">int</text:span><text:span text:style-name="T7"> vetor[10];</text:span></text:p>
      <text:p text:style-name="P9"><text:span text:style-name="T1">char</text:span><text:span text:style-name="T7"> tem_maior_50 = 0;</text:span></text:p>
      <text:p text:style-name="P10"/>
      <text:p text:style-name="P9"><text:span text:style-name="T1">for</text:span><text:span text:style-name="T7"> (</text:span><text:span text:style-name="T1">int</text:span><text:span text:style-name="T7"> i = 0; i &lt; 10; i++){</text:span></text:p>
      <text:p text:style-name="P9"><text:span text:style-name="T7"><text:tab/>printf(</text:span><text:span text:style-name="T3">"</text:span><text:span text:style-name="T5">Informe</text:span><text:span text:style-name="T3"> o valor </text:span><text:span text:style-name="T5">para</text:span><text:span text:style-name="T3"> o </text:span><text:span text:style-name="T5">vetor</text:span><text:span text:style-name="T3"> %d/10: "</text:span><text:span text:style-name="T7">, (i+1));</text:span></text:p>
      <text:p text:style-name="P9"><text:span text:style-name="T7"><text:tab/>scanf(</text:span><text:span text:style-name="T3">"%d"</text:span><text:span text:style-name="T7">, &amp;vetor[i]);</text:span></text:p>
      <text:p text:style-name="P9"><text:span text:style-name="T7">}</text:span></text:p>
      <text:p text:style-name="P10"/>
      <text:p text:style-name="P9"><text:span text:style-name="T1">for</text:span><text:span text:style-name="T7"> (</text:span><text:span text:style-name="T1">int</text:span><text:span text:style-name="T7"> i = 0; i &lt; 10; i++){</text:span></text:p>
      <text:p text:style-name="P9"><text:span text:style-name="T7"><text:tab/></text:span><text:span text:style-name="T1">if</text:span><text:span text:style-name="T7">( vetor[i] &gt; 50){</text:span></text:p>
      <text:p text:style-name="P9"><text:span text:style-name="T7"><text:tab/><text:tab/>printf(</text:span><text:span text:style-name="T3">" o </text:span><text:span text:style-name="T5">numero</text:span><text:span text:style-name="T3"> %d </text:span><text:span text:style-name="T5">está</text:span><text:span text:style-name="T3"> </text:span><text:span text:style-name="T5">na</text:span><text:span text:style-name="T3"> </text:span><text:span text:style-name="T5">posição</text:span><text:span text:style-name="T3"> %d\n"</text:span><text:span text:style-name="T7">, vetor[i], i);</text:span></text:p>
      <text:p text:style-name="P9"><text:span text:style-name="T7"><text:tab/><text:tab/>tem_maior_50 = 1;</text:span></text:p>
      <text:p text:style-name="P10"/>
      <text:p text:style-name="P9"><text:span text:style-name="T7"><text:tab/>}</text:span></text:p>
      <text:p text:style-name="P9"><text:span text:style-name="T7">}</text:span></text:p>
      <text:p text:style-name="P9"><text:span text:style-name="T1">if</text:span><text:span text:style-name="T7">(tem_maior_50 &lt; 1){</text:span></text:p>
      <text:p text:style-name="P9"><text:span text:style-name="T7"><text:tab/>printf(</text:span><text:span text:style-name="T3">"</text:span><text:span text:style-name="T5">Não</text:span><text:span text:style-name="T3"> </text:span><text:span text:style-name="T5">existe</text:span><text:span text:style-name="T3"> </text:span><text:span text:style-name="T5">numero</text:span><text:span text:style-name="T3"> </text:span><text:span text:style-name="T5">maior</text:span><text:span text:style-name="T3"> </text:span><text:span text:style-name="T5">que</text:span><text:span text:style-name="T3"> 50"</text:span><text:span text:style-name="T7">);</text:span></text:p>
      <text:p text:style-name="P9"><text:span text:style-name="T7">}</text:span></text:p>
      <text:p text:style-name="P9"><text:span text:style-name="T7">}</text:span></text:p>
      <text:p text:style-name="P10"/>
      <text:p text:style-name="P14">*****************************************</text:p>
      <text:p text:style-name="P14"/>
      <text:p text:style-name="P14"/>
      <text:p text:style-name="P14"><text:soft-page-break/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Faça</text:span><text:span text:style-name="T12"> </text:span><text:span text:style-name="T14">um</text:span><text:span text:style-name="T12"> </text:span><text:span text:style-name="T14">programa</text:span><text:span text:style-name="T12"> </text:span><text:span text:style-name="T14">que</text:span><text:span text:style-name="T12"> </text:span><text:span text:style-name="T14">receba</text:span><text:span text:style-name="T12"> </text:span><text:span text:style-name="T14">um</text:span><text:span text:style-name="T12"> </text:span><text:span text:style-name="T14">codigo</text:span><text:span text:style-name="T12"> </text:span><text:span text:style-name="T14">numero</text:span><text:span text:style-name="T12"> </text:span><text:span text:style-name="T14">inteiro</text:span><text:span text:style-name="T12"> e </text:span><text:span text:style-name="T14">um</text:span><text:span text:style-name="T12"> </text:span><text:span text:style-name="T14">vetor</text:span><text:span text:style-name="T12"> </text:span><text:span text:style-name="T14">de</text:span><text:span text:style-name="T12"> </text:span><text:span text:style-name="T14">cinco</text:span><text:span text:style-name="T12"> </text:span><text:span text:style-name="T14">posições</text:span><text:span text:style-name="T12"> </text:span><text:span text:style-name="T14">de</text:span><text:span text:style-name="T12"> </text:span><text:span text:style-name="T14">numeros</text:span><text:span text:style-name="T12"> </text:span><text:span text:style-name="T14">reais</text:span><text:span text:style-name="T12">. </text:span><text:span text:style-name="T14">Se</text:span><text:span text:style-name="T12"> o </text:span><text:span text:style-name="T14">codigo</text:span><text:span text:style-name="T12"> for 0,</text:span></text:p>
      <text:p text:style-name="P9"><text:span text:style-name="T12">//</text:span><text:span text:style-name="T14">termine</text:span><text:span text:style-name="T12"> o </text:span><text:span text:style-name="T14">programa</text:span><text:span text:style-name="T12">. </text:span><text:span text:style-name="T14">Se</text:span><text:span text:style-name="T12"> o </text:span><text:span text:style-name="T14">codigo</text:span><text:span text:style-name="T12"> for 1, </text:span><text:span text:style-name="T14">mostre</text:span><text:span text:style-name="T12"> o </text:span><text:span text:style-name="T14">vetor</text:span><text:span text:style-name="T12"> </text:span><text:span text:style-name="T14">na</text:span><text:span text:style-name="T12"> </text:span><text:span text:style-name="T14">ordem</text:span><text:span text:style-name="T12"> </text:span><text:span text:style-name="T14">direta</text:span><text:span text:style-name="T12"> e, </text:span><text:span text:style-name="T14">se</text:span><text:span text:style-name="T12"> o </text:span><text:span text:style-name="T14">codigo</text:span><text:span text:style-name="T12"> for 2, </text:span><text:span text:style-name="T14">mostre</text:span><text:span text:style-name="T12"> o </text:span><text:span text:style-name="T14">vetor</text:span><text:span text:style-name="T12"> </text:span><text:span text:style-name="T14">na</text:span><text:span text:style-name="T12"> </text:span><text:span text:style-name="T14">ordem</text:span><text:span text:style-name="T12"> </text:span><text:span text:style-name="T14">inversa</text:span></text:p>
      <text:p text:style-name="P10"/>
      <text:p text:style-name="P9"><text:span text:style-name="T1">float</text:span><text:span text:style-name="T7"> vetor[5];</text:span></text:p>
      <text:p text:style-name="P9"><text:span text:style-name="T1">int</text:span><text:span text:style-name="T7"> codigo;</text:span></text:p>
      <text:p text:style-name="P9"><text:span text:style-name="T7"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codigo</text:span><text:span text:style-name="T3">: "</text:span><text:span text:style-name="T7">);</text:span></text:p>
      <text:p text:style-name="P9"><text:span text:style-name="T7">scanf(</text:span><text:span text:style-name="T3">"%d"</text:span><text:span text:style-name="T7">, &amp;codigo);</text:span></text:p>
      <text:p text:style-name="P9"><text:span text:style-name="T1">if</text:span><text:span text:style-name="T7">(codigo != 0){</text:span></text:p>
      <text:p text:style-name="P9"><text:span text:style-name="T7"><text:tab/></text:span><text:span text:style-name="T1">for</text:span><text:span text:style-name="T7">(</text:span><text:span text:style-name="T1">int</text:span><text:span text:style-name="T7"> i = 0; i &lt; 5; i++){</text:span></text:p>
      <text:p text:style-name="P9"><text:span text:style-name="T7"><text:tab/><text:tab/>printf(</text:span><text:span text:style-name="T3">"</text:span><text:span text:style-name="T5">Informe</text:span><text:span text:style-name="T3"> </text:span><text:span text:style-name="T5">um</text:span><text:span text:style-name="T3"> </text:span><text:span text:style-name="T5">número</text:span><text:span text:style-name="T3"> real: "</text:span><text:span text:style-name="T7">);</text:span></text:p>
      <text:p text:style-name="P9"><text:span text:style-name="T7"><text:tab/><text:tab/>scanf(</text:span><text:span text:style-name="T3">"%f"</text:span><text:span text:style-name="T7">, &amp;vetor[i]);</text:span></text:p>
      <text:p text:style-name="P9"><text:span text:style-name="T7"><text:tab/>}</text:span></text:p>
      <text:p text:style-name="P9"><text:span text:style-name="T1">if</text:span><text:span text:style-name="T7">(codigo == 1){</text:span></text:p>
      <text:p text:style-name="P9"><text:span text:style-name="T7"><text:tab/></text:span><text:span text:style-name="T1">for</text:span><text:span text:style-name="T7">( </text:span><text:span text:style-name="T1">int</text:span><text:span text:style-name="T7"> i = 0; i &lt; 5; i++){</text:span></text:p>
      <text:p text:style-name="P9"><text:span text:style-name="T7"><text:tab/><text:tab/>printf(</text:span><text:span text:style-name="T3">"%.2f\n"</text:span><text:span text:style-name="T7">, vetor[i]);</text:span></text:p>
      <text:p text:style-name="P9"><text:span text:style-name="T7"><text:tab/>}</text:span></text:p>
      <text:p text:style-name="P9"><text:span text:style-name="T1">if</text:span><text:span text:style-name="T7">(codigo == 2){</text:span></text:p>
      <text:p text:style-name="P9"><text:span text:style-name="T7"><text:tab/></text:span><text:span text:style-name="T1">for</text:span><text:span text:style-name="T7">(</text:span><text:span text:style-name="T1">int</text:span><text:span text:style-name="T7"> i = 4; i &gt;=0; i--){</text:span></text:p>
      <text:p text:style-name="P9"><text:span text:style-name="T7"><text:tab/><text:tab/>printf(</text:span><text:span text:style-name="T3">"%.2f\n"</text:span><text:span text:style-name="T7">, vetor[i]);</text:span></text:p>
      <text:p text:style-name="P9"><text:span text:style-name="T7"><text:tab/>}</text:span></text:p>
      <text:p text:style-name="P9"><text:span text:style-name="T7">}</text:span></text:p>
      <text:p text:style-name="P9"><text:span text:style-name="T7">}</text:span></text:p>
      <text:p text:style-name="P10"/>
      <text:p text:style-name="P10"/>
      <text:p text:style-name="P9"><text:span text:style-name="T7">}</text:span></text:p>
      <text:p text:style-name="P10"/>
      <text:p text:style-name="P10"/>
      <text:p text:style-name="P10"/>
      <text:p text:style-name="P10"/>
      <text:p text:style-name="P9"><text:span text:style-name="T7">}</text:span></text:p>
      <text:p text:style-name="P14"/>
      <text:p text:style-name="P14">****************************************************************</text:p>
      <text:p text:style-name="P1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Programa</text:span><text:span text:style-name="T12"> </text:span><text:span text:style-name="T14">que</text:span><text:span text:style-name="T12"> </text:span><text:span text:style-name="T14">leia</text:span><text:span text:style-name="T12"> e </text:span><text:span text:style-name="T14">mostre</text:span><text:span text:style-name="T12"> </text:span><text:span text:style-name="T14">um</text:span><text:span text:style-name="T12"> </text:span><text:span text:style-name="T14">vetor</text:span><text:span text:style-name="T12"> </text:span><text:span text:style-name="T14">de</text:span><text:span text:style-name="T12"> 20 </text:span><text:span text:style-name="T14">elementos</text:span><text:span text:style-name="T12"> </text:span><text:span text:style-name="T14">inteiros</text:span><text:span text:style-name="T12">, </text:span><text:span text:style-name="T14">em</text:span><text:span text:style-name="T12"> </text:span><text:span text:style-name="T14">seguida</text:span><text:span text:style-name="T12">, </text:span><text:span text:style-name="T14">mostre</text:span><text:span text:style-name="T12"> a </text:span><text:span text:style-name="T14">soma</text:span><text:span text:style-name="T12"> </text:span><text:span text:style-name="T14">de</text:span><text:span text:style-name="T12"> </text:span><text:span text:style-name="T14">todos</text:span><text:span text:style-name="T12"> </text:span><text:span text:style-name="T14">os</text:span><text:span text:style-name="T12"> </text:span><text:span text:style-name="T14">elementos</text:span></text:p>
      <text:p text:style-name="P10"/>
      <text:p text:style-name="P9"><text:span text:style-name="T1">int</text:span><text:span text:style-name="T7"> vetor[20], soma = 0;</text:span></text:p>
      <text:p text:style-name="P10"/>
      <text:p text:style-name="P9"><text:span text:style-name="T1">for</text:span><text:span text:style-name="T7">(</text:span><text:span text:style-name="T1">int</text:span><text:span text:style-name="T7"> i = 0; i &lt; 20; i++){</text:span></text:p>
      <text:p text:style-name="P9"><text:span text:style-name="T7">printf(</text:span><text:span text:style-name="T3">"</text:span><text:span text:style-name="T5">Informe</text:span><text:span text:style-name="T3"> o valor </text:span><text:span text:style-name="T5">para</text:span><text:span text:style-name="T3"> o </text:span><text:span text:style-name="T5">vetor</text:span><text:span text:style-name="T3"> %d/20: "</text:span><text:span text:style-name="T7">, (i+1));</text:span></text:p>
      <text:p text:style-name="P9"><text:span text:style-name="T7"><text:tab/><text:tab/>scanf(</text:span><text:span text:style-name="T3">"%d"</text:span><text:span text:style-name="T7">, &amp;vetor[i]);</text:span></text:p>
      <text:p text:style-name="P9"><text:span text:style-name="T7"><text:s text:c="3"/>soma = soma + vetor[i];</text:span></text:p>
      <text:p text:style-name="P10"/>
      <text:p text:style-name="P9"><text:span text:style-name="T7">}</text:span></text:p>
      <text:p text:style-name="P9"><text:span text:style-name="T7">printf(</text:span><text:span text:style-name="T3">"A </text:span><text:span text:style-name="T5">soma</text:span><text:span text:style-name="T3"> do </text:span><text:span text:style-name="T5">vetor</text:span><text:span text:style-name="T3"> é %d"</text:span><text:span text:style-name="T7">, soma);</text:span></text:p>
      <text:p text:style-name="P9"><text:span text:style-name="T7">}</text:span></text:p>
      <text:p text:style-name="P14"/>
      <text:p text:style-name="P14">*****************************************************</text:p>
      <text:p text:style-name="P14"><text:span text:style-name="T1">#include</text:span><text:span text:style-name="T3">&lt;stdio.h&gt;</text:span></text:p>
      <text:p text:style-name="P9"><text:span text:style-name="T1">int</text:span><text:span text:style-name="T7"> </text:span><text:span text:style-name="T9">main</text:span><text:span text:style-name="T7">(){</text:span></text:p>
      <text:p text:style-name="P10"/>
      <text:p text:style-name="P9"><text:span text:style-name="T12">//</text:span><text:span text:style-name="T14">Faça</text:span><text:span text:style-name="T12"> </text:span><text:span text:style-name="T14">um</text:span><text:span text:style-name="T12"> </text:span><text:span text:style-name="T14">programa</text:span><text:span text:style-name="T12"> </text:span><text:span text:style-name="T14">que</text:span><text:span text:style-name="T12"> </text:span><text:span text:style-name="T14">carregue</text:span><text:span text:style-name="T12"> </text:span><text:span text:style-name="T14">um</text:span><text:span text:style-name="T12"> </text:span><text:span text:style-name="T14">vetor</text:span><text:span text:style-name="T12"> </text:span><text:span text:style-name="T14">com</text:span><text:span text:style-name="T12"> </text:span><text:span text:style-name="T14">dez</text:span><text:span text:style-name="T12"> </text:span><text:span text:style-name="T14">numeros</text:span><text:span text:style-name="T12"> </text:span><text:span text:style-name="T14">inteiros</text:span><text:span text:style-name="T12">. </text:span><text:span text:style-name="T14">Mostre</text:span><text:span text:style-name="T12"> o </text:span><text:span text:style-name="T14">vetor</text:span><text:span text:style-name="T12"> </text:span><text:span text:style-name="T14">na</text:span><text:span text:style-name="T12"> </text:span><text:span text:style-name="T14">ordem</text:span><text:span text:style-name="T12"> </text:span><text:span text:style-name="T14">inversa</text:span><text:span text:style-name="T12"> a </text:span><text:span text:style-name="T14">que</text:span><text:span text:style-name="T12"> </text:span><text:span text:style-name="T14">foi</text:span><text:span text:style-name="T12"> </text:span><text:span text:style-name="T14">digitado</text:span></text:p>
      <text:p text:style-name="P10"/>
      <text:p text:style-name="P9"><text:soft-page-break/><text:span text:style-name="T7"><text:tab/> </text:span><text:span text:style-name="T1">int</text:span><text:span text:style-name="T7"> vetor[10];</text:span></text:p>
      <text:p text:style-name="P10"/>
      <text:p text:style-name="P9"><text:span text:style-name="T7"><text:tab/> </text:span><text:span text:style-name="T1">for</text:span><text:span text:style-name="T7">(</text:span><text:span text:style-name="T1">int</text:span><text:span text:style-name="T7"> i = 0; i &lt; 10; i++){</text:span></text:p>
      <text:p text:style-name="P9"><text:span text:style-name="T7"><text:tab/><text:tab/> printf(</text:span><text:span text:style-name="T3">"</text:span><text:span text:style-name="T5">Informe</text:span><text:span text:style-name="T3"> o valor </text:span><text:span text:style-name="T5">para</text:span><text:span text:style-name="T3"> o </text:span><text:span text:style-name="T5">vetor</text:span><text:span text:style-name="T3">: "</text:span><text:span text:style-name="T7">);</text:span></text:p>
      <text:p text:style-name="P9"><text:span text:style-name="T7"><text:tab/><text:tab/> scanf(</text:span><text:span text:style-name="T3">"%d"</text:span><text:span text:style-name="T7">, &amp;vetor[i]);</text:span></text:p>
      <text:p text:style-name="P9"><text:span text:style-name="T7"><text:tab/> }</text:span></text:p>
      <text:p text:style-name="P9"><text:span text:style-name="T7"><text:tab/></text:span><text:span text:style-name="T1">for</text:span><text:span text:style-name="T7">(</text:span><text:span text:style-name="T1">int</text:span><text:span text:style-name="T7"> i = 9; i &gt;=0; i--){</text:span></text:p>
      <text:p text:style-name="P9"><text:span text:style-name="T7"><text:tab/><text:tab/>printf(</text:span><text:span text:style-name="T3">"%d\n"</text:span><text:span text:style-name="T7">, vetor[i]);</text:span></text:p>
      <text:p text:style-name="P9"><text:span text:style-name="T7"><text:tab/>}</text:span></text:p>
      <text:p text:style-name="P9"><text:span text:style-name="T7">}</text:span></text:p>
      <text:p text:style-name="P14"/>
      <text:p text:style-name="P14">**********************************************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08:25:04.158000000</meta:creation-date>
    <dc:date>2021-12-20T08:54:48.027997660</dc:date>
    <meta:editing-duration>P2DT3H40M34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6" meta:paragraph-count="662" meta:word-count="2563" meta:character-count="17276" meta:non-whitespace-character-count="14910"/>
  </office:meta>
</office:document-meta>
</file>